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end" style:justify-single-word="false"/>
      <style:text-properties fo:font-size="18pt" fo:font-weight="bold" style:font-size-asian="18pt" style:font-weight-asian="bold"/>
    </style:style>
    <style:style style:name="P2" style:family="paragraph" style:parent-style-name="Standard">
      <style:paragraph-properties fo:text-align="end" style:justify-single-word="false"/>
      <style:text-properties fo:font-size="14pt" style:font-size-asian="14pt"/>
    </style:style>
    <style:style style:name="P3" style:family="paragraph" style:parent-style-name="Standard">
      <style:paragraph-properties fo:text-align="end" style:justify-single-word="false"/>
    </style:style>
    <style:style style:name="P4" style:family="paragraph" style:parent-style-name="Contents_20_2">
      <style:paragraph-properties>
        <style:tab-stops>
          <style:tab-stop style:position="1.058cm"/>
          <style:tab-stop style:position="15.222cm" style:type="right" style:leader-style="dotted" style:leader-text="."/>
        </style:tab-stops>
      </style:paragraph-properties>
    </style:style>
    <style:style style:name="P5" style:family="paragraph" style:parent-style-name="Contents_20_3">
      <style:paragraph-properties>
        <style:tab-stops>
          <style:tab-stop style:position="1.764cm"/>
          <style:tab-stop style:position="15.222cm" style:type="right" style:leader-style="dotted" style:leader-text="."/>
        </style:tab-stops>
      </style:paragraph-properties>
    </style:style>
    <style:style style:name="P6" style:family="paragraph" style:parent-style-name="Contents_20_4">
      <style:paragraph-properties>
        <style:tab-stops>
          <style:tab-stop style:position="2.469cm"/>
          <style:tab-stop style:position="15.222cm" style:type="right" style:leader-style="dotted" style:leader-text="."/>
        </style:tab-stops>
      </style:paragraph-properties>
    </style:style>
    <style:style style:name="P7" style:family="paragraph" style:parent-style-name="Standard">
      <style:text-properties fo:language="none" fo:country="none"/>
    </style:style>
    <style:style style:name="P8" style:family="paragraph" style:parent-style-name="Standard" style:list-style-name="WW8Num39"/>
    <style:style style:name="P9" style:family="paragraph" style:parent-style-name="Heading_20_3">
      <style:text-properties fo:color="#ff0000" loext:opacity="100%"/>
    </style:style>
    <style:style style:name="P10" style:family="paragraph" style:parent-style-name="Standard">
      <style:paragraph-properties fo:margin-left="0cm" fo:margin-right="0.254cm"/>
    </style:style>
    <style:style style:name="P11" style:family="paragraph" style:parent-style-name="Standard">
      <style:text-properties fo:color="#ff0000" loext:opacity="100%"/>
    </style:style>
    <style:style style:name="P12" style:family="paragraph" style:parent-style-name="Standard" style:list-style-name="WW8Num28"/>
    <style:style style:name="P13" style:family="paragraph" style:parent-style-name="Standard" style:list-style-name="WW8Num18"/>
    <style:style style:name="P14" style:family="paragraph" style:parent-style-name="Standard" style:list-style-name="WW8Num41"/>
    <style:style style:name="P15" style:family="paragraph" style:parent-style-name="Standard" style:list-style-name="WW8Num35"/>
    <style:style style:name="P16" style:family="paragraph" style:parent-style-name="Standard" style:list-style-name="WW8Num45"/>
    <style:style style:name="P17" style:family="paragraph" style:parent-style-name="Standard" style:list-style-name="WW8Num11"/>
    <style:style style:name="P18" style:family="paragraph" style:parent-style-name="Standard" style:list-style-name="WW8Num13"/>
    <style:style style:name="P19" style:family="paragraph" style:parent-style-name="Standard" style:list-style-name="WW8Num31"/>
    <style:style style:name="P20" style:family="paragraph" style:parent-style-name="Standard" style:list-style-name="WW8Num40"/>
    <style:style style:name="P21" style:family="paragraph" style:parent-style-name="Standard" style:list-style-name="WW8Num36"/>
    <style:style style:name="P22" style:family="paragraph" style:parent-style-name="Standard" style:list-style-name="WW8Num29"/>
    <style:style style:name="P23" style:family="paragraph" style:parent-style-name="Standard" style:list-style-name="WW8Num37">
      <style:paragraph-properties fo:margin-left="0.889cm" fo:margin-right="0.254cm" fo:text-indent="-0.635cm" style:auto-text-indent="false">
        <style:tab-stops>
          <style:tab-stop style:position="0.889cm"/>
        </style:tab-stops>
      </style:paragraph-properties>
    </style:style>
    <style:style style:name="P24" style:family="paragraph" style:parent-style-name="Standard">
      <style:paragraph-properties fo:margin-left="0.889cm" fo:margin-right="0.254cm"/>
    </style:style>
    <style:style style:name="P25" style:family="paragraph" style:parent-style-name="Standard" style:list-style-name="WW8Num19">
      <style:paragraph-properties fo:margin-left="0.889cm" fo:margin-right="0.254cm" fo:text-indent="-0.635cm" style:auto-text-indent="false">
        <style:tab-stops>
          <style:tab-stop style:position="0.889cm"/>
        </style:tab-stops>
      </style:paragraph-properties>
    </style:style>
    <style:style style:name="P26" style:family="paragraph" style:parent-style-name="Block_20_Text" style:list-style-name="WW8Num34">
      <style:paragraph-properties fo:margin-left="0.889cm" fo:margin-right="0.254cm" fo:text-indent="-0.635cm" style:auto-text-indent="false">
        <style:tab-stops>
          <style:tab-stop style:position="0.889cm"/>
        </style:tab-stops>
      </style:paragraph-properties>
    </style:style>
    <style:style style:name="P27" style:family="paragraph" style:parent-style-name="Standard" style:list-style-name="WW8Num24">
      <style:paragraph-properties fo:margin-left="0.889cm" fo:margin-right="0.254cm" fo:text-indent="-0.635cm" style:auto-text-indent="false">
        <style:tab-stops>
          <style:tab-stop style:position="0.889cm"/>
        </style:tab-stops>
      </style:paragraph-properties>
    </style:style>
    <style:style style:name="P28" style:family="paragraph" style:parent-style-name="Standard" style:list-style-name="WW8Num12">
      <style:paragraph-properties fo:margin-left="0.889cm" fo:margin-right="0.254cm" fo:text-indent="-0.635cm" style:auto-text-indent="false">
        <style:tab-stops>
          <style:tab-stop style:position="0.889cm"/>
        </style:tab-stops>
      </style:paragraph-properties>
    </style:style>
    <style:style style:name="P29" style:family="paragraph" style:parent-style-name="Standard" style:list-style-name="WW8Num44">
      <style:paragraph-properties fo:margin-left="0.889cm" fo:margin-right="0.254cm" fo:text-indent="-0.635cm" style:auto-text-indent="false">
        <style:tab-stops>
          <style:tab-stop style:position="0.889cm"/>
        </style:tab-stops>
      </style:paragraph-properties>
    </style:style>
    <style:style style:name="P30" style:family="paragraph" style:parent-style-name="Standard" style:list-style-name="WW8Num16">
      <style:paragraph-properties fo:margin-left="0.889cm" fo:margin-right="0.254cm" fo:text-indent="-0.635cm" style:auto-text-indent="false">
        <style:tab-stops>
          <style:tab-stop style:position="0.889cm"/>
        </style:tab-stops>
      </style:paragraph-properties>
    </style:style>
    <style:style style:name="P31" style:family="paragraph" style:parent-style-name="Block_20_Text" style:list-style-name="WW8Num22">
      <style:paragraph-properties fo:margin-left="0.889cm" fo:margin-right="0.254cm" fo:text-indent="-0.635cm" style:auto-text-indent="false">
        <style:tab-stops>
          <style:tab-stop style:position="0.889cm"/>
        </style:tab-stops>
      </style:paragraph-properties>
    </style:style>
    <style:style style:name="P32" style:family="paragraph" style:parent-style-name="Standard" style:list-style-name="WW8Num25">
      <style:paragraph-properties fo:margin-left="0.889cm" fo:margin-right="0.254cm" fo:text-indent="-0.635cm" style:auto-text-indent="false">
        <style:tab-stops>
          <style:tab-stop style:position="0.889cm"/>
        </style:tab-stops>
      </style:paragraph-properties>
    </style:style>
    <style:style style:name="P33" style:family="paragraph" style:parent-style-name="Standard" style:list-style-name="WW8Num27">
      <style:paragraph-properties fo:margin-left="0.889cm" fo:margin-right="0.254cm" fo:text-indent="-0.635cm" style:auto-text-indent="false">
        <style:tab-stops>
          <style:tab-stop style:position="0.889cm"/>
        </style:tab-stops>
      </style:paragraph-properties>
    </style:style>
    <style:style style:name="P34" style:family="paragraph" style:parent-style-name="Standard" style:list-style-name="WW8Num30">
      <style:paragraph-properties fo:margin-left="0.889cm" fo:margin-right="0.254cm" fo:text-indent="-0.635cm" style:auto-text-indent="false">
        <style:tab-stops>
          <style:tab-stop style:position="0.889cm"/>
        </style:tab-stops>
      </style:paragraph-properties>
    </style:style>
    <style:style style:name="P35" style:family="paragraph" style:parent-style-name="Standard" style:list-style-name="WW8Num43">
      <style:paragraph-properties fo:margin-left="0.889cm" fo:margin-right="0.254cm" fo:text-indent="-0.635cm" style:auto-text-indent="false">
        <style:tab-stops>
          <style:tab-stop style:position="0.889cm"/>
        </style:tab-stops>
      </style:paragraph-properties>
    </style:style>
    <style:style style:name="P36" style:family="paragraph" style:parent-style-name="Standard" style:list-style-name="WW8Num26">
      <style:paragraph-properties fo:margin-left="0.889cm" fo:margin-right="0.254cm" fo:text-indent="-0.635cm" style:auto-text-indent="false">
        <style:tab-stops>
          <style:tab-stop style:position="0.889cm"/>
        </style:tab-stops>
      </style:paragraph-properties>
    </style:style>
    <style:style style:name="P37" style:family="paragraph" style:parent-style-name="Standard" style:list-style-name="WW8Num23">
      <style:paragraph-properties fo:margin-left="0.889cm" fo:margin-right="0.254cm" fo:text-indent="-0.635cm" style:auto-text-indent="false">
        <style:tab-stops>
          <style:tab-stop style:position="0.889cm"/>
        </style:tab-stops>
      </style:paragraph-properties>
    </style:style>
    <style:style style:name="P38" style:family="paragraph" style:parent-style-name="Standard" style:list-style-name="WW8Num20">
      <style:paragraph-properties fo:margin-left="0.889cm" fo:margin-right="0.254cm" fo:text-indent="-0.635cm" style:auto-text-indent="false">
        <style:tab-stops>
          <style:tab-stop style:position="0.889cm"/>
        </style:tab-stops>
      </style:paragraph-properties>
    </style:style>
    <style:style style:name="P39" style:family="paragraph" style:parent-style-name="Standard" style:list-style-name="WW8Num38">
      <style:paragraph-properties fo:margin-left="0.889cm" fo:margin-right="0.254cm" fo:text-indent="-0.635cm" style:auto-text-indent="false">
        <style:tab-stops>
          <style:tab-stop style:position="0.889cm"/>
        </style:tab-stops>
      </style:paragraph-properties>
    </style:style>
    <style:style style:name="P40" style:family="paragraph" style:parent-style-name="Standard" style:list-style-name="WW8Num32">
      <style:paragraph-properties fo:margin-left="0.889cm" fo:margin-right="0.254cm" fo:text-indent="-0.635cm" style:auto-text-indent="false">
        <style:tab-stops>
          <style:tab-stop style:position="0.889cm"/>
        </style:tab-stops>
      </style:paragraph-properties>
    </style:style>
    <style:style style:name="P41" style:family="paragraph" style:parent-style-name="Standard" style:list-style-name="WW8Num15">
      <style:paragraph-properties fo:margin-left="0.889cm" fo:margin-right="0.254cm" fo:text-indent="-0.635cm" style:auto-text-indent="false">
        <style:tab-stops>
          <style:tab-stop style:position="0.889cm"/>
        </style:tab-stops>
      </style:paragraph-properties>
    </style:style>
    <style:style style:name="P42" style:family="paragraph" style:parent-style-name="Standard" style:list-style-name="WW8Num42">
      <style:paragraph-properties fo:margin-left="0.889cm" fo:margin-right="0.254cm" fo:text-indent="-0.635cm" style:auto-text-indent="false">
        <style:tab-stops>
          <style:tab-stop style:position="0.889cm"/>
        </style:tab-stops>
      </style:paragraph-properties>
    </style:style>
    <style:style style:name="P43" style:family="paragraph" style:parent-style-name="Standard" style:list-style-name="WW8Num21">
      <style:paragraph-properties fo:margin-left="0.889cm" fo:margin-right="0.254cm" fo:text-indent="-0.635cm" style:auto-text-indent="false">
        <style:tab-stops>
          <style:tab-stop style:position="0.889cm"/>
        </style:tab-stops>
      </style:paragraph-properties>
    </style:style>
    <style:style style:name="P44" style:family="paragraph" style:parent-style-name="Standard" style:list-style-name="WW8Num17">
      <style:paragraph-properties fo:margin-left="0.889cm" fo:margin-right="0.254cm" fo:text-indent="-0.635cm" style:auto-text-indent="false">
        <style:tab-stops>
          <style:tab-stop style:position="0.889cm"/>
        </style:tab-stops>
      </style:paragraph-properties>
    </style:style>
    <style:style style:name="T1" style:family="text">
      <style:text-properties fo:language="none" fo:country="none"/>
    </style:style>
    <style:style style:name="T2" style:family="text">
      <style:text-properties fo:color="#ff0000" loext:opacity="100%" fo:language="none" fo:country="none"/>
    </style:style>
    <style:style style:name="T3" style:family="text">
      <style:text-properties officeooo:rsid="000bd42a"/>
    </style:style>
    <style:style style:name="T4" style:family="text">
      <style:text-properties fo:color="#ff0000" loext:opacity="100%"/>
    </style:style>
    <style:style style:name="T5" style:family="text">
      <style:text-properties style:text-position="super 58%"/>
    </style:style>
    <style:style style:name="T6" style:family="text">
      <style:text-properties fo:font-family="System" style:font-family-generic="swiss" style:font-pitch="variable" style:font-family-complex="System" style:font-family-generic-complex="swiss" style:font-pitch-complex="variable"/>
    </style:style>
    <style:style style:name="T7" style:family="text">
      <style:text-properties fo:font-family="System" style:font-family-generic="swiss" style:font-pitch="variable" fo:font-weight="bold" style:font-weight-asian="bold" style:font-family-complex="System" style:font-family-generic-complex="swiss" style:font-pitch-complex="variable"/>
    </style:style>
    <style:style style:name="T8" style:family="text">
      <style:text-properties style:font-name="Wingdings" style:font-name-asian="Wingdings" style:font-name-complex="Wingdings"/>
    </style:style>
    <style:style style:name="T9" style:family="text">
      <style:text-properties style:font-name="Wingdings" fo:language="none" fo:country="none" style:font-name-asian="Wingdings" style:font-name-complex="Wingdings"/>
    </style:style>
    <style:style style:name="T10"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re Power Tactical Engine</text:p>
      <text:p text:style-name="P2">Releases History, Todo and Others</text:p>
      <text:p text:style-name="P3">Karg</text:p>
      <text:p text:style-name="P3">January 2003</text:p>
      <text:p text:style-name="P3"/>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text:span text:style-name="T1">1<text:tab/>Version 0.9.6 - "With Strength I Burn"<text:tab/></text:span><text:a xlink:type="simple" xlink:href="#__RefHeading___Toc102807171" text:style-name="Index_20_Link" text:visited-style-name="Index_20_Link"><text:span text:style-name="T1">2</text:span></text:a><text:span text:style-name="T1"/></text:p>
          <text:p text:style-name="P5"><text:span text:style-name="T1">1.1<text:tab/>History<text:tab/></text:span><text:a xlink:type="simple" xlink:href="#__RefHeading___Toc102807172" text:style-name="Index_20_Link" text:visited-style-name="Index_20_Link"><text:span text:style-name="T1">2</text:span></text:a><text:span text:style-name="T1"/></text:p>
          <text:p text:style-name="P5"><text:span text:style-name="T1">1.2<text:tab/>Changes From 0.9.5 RC1<text:tab/></text:span><text:a xlink:type="simple" xlink:href="#__RefHeading___Toc102807173" text:style-name="Index_20_Link" text:visited-style-name="Index_20_Link"><text:span text:style-name="T1">2</text:span></text:a><text:span text:style-name="T1"/></text:p>
          <text:p text:style-name="P5"><text:span text:style-name="T1">1.3<text:tab/>System Requirements<text:tab/></text:span><text:a xlink:type="simple" xlink:href="#__RefHeading___Toc102807174" text:style-name="Index_20_Link" text:visited-style-name="Index_20_Link"><text:span text:style-name="T1">3</text:span></text:a><text:span text:style-name="T1"/></text:p>
          <text:p text:style-name="P5"><text:span text:style-name="T1">1.4<text:tab/>Known Bugs<text:tab/></text:span><text:a xlink:type="simple" xlink:href="#__RefHeading___Toc102807175" text:style-name="Index_20_Link" text:visited-style-name="Index_20_Link"><text:span text:style-name="T1">3</text:span></text:a><text:span text:style-name="T1"/></text:p>
          <text:p text:style-name="P5"><text:span text:style-name="T1">1.5<text:tab/>Credits<text:tab/></text:span><text:a xlink:type="simple" xlink:href="#__RefHeading___Toc102807176" text:style-name="Index_20_Link" text:visited-style-name="Index_20_Link"><text:span text:style-name="T1">3</text:span></text:a><text:span text:style-name="T1"/></text:p>
          <text:p text:style-name="P5"><text:span text:style-name="T2">1.6</text:span><text:span text:style-name="T1"><text:tab/></text:span><text:span text:style-name="T2">The Road Ahead (ToDo)</text:span><text:span text:style-name="T1"><text:tab/></text:span><text:a xlink:type="simple" xlink:href="#__RefHeading___Toc102807177" text:style-name="Index_20_Link" text:visited-style-name="Index_20_Link"><text:span text:style-name="T1">3</text:span></text:a></text:p>
          <text:p text:style-name="P4"><text:span text:style-name="T1">2<text:tab/>Version 0.9.5 RC1 – “Put Your Wings Skyhigh”<text:tab/></text:span><text:a xlink:type="simple" xlink:href="#__RefHeading___Toc102807178" text:style-name="Index_20_Link" text:visited-style-name="Index_20_Link"><text:span text:style-name="T1">3</text:span></text:a><text:span text:style-name="T1"/></text:p>
          <text:p text:style-name="P5"><text:span text:style-name="T1">2.1<text:tab/>History<text:tab/></text:span><text:a xlink:type="simple" xlink:href="#__RefHeading___Toc102807179" text:style-name="Index_20_Link" text:visited-style-name="Index_20_Link"><text:span text:style-name="T1">3</text:span></text:a><text:span text:style-name="T1"/></text:p>
          <text:p text:style-name="P5"><text:span text:style-name="T1">2.2<text:tab/>Changes from 0.9.0RC2<text:tab/></text:span><text:a xlink:type="simple" xlink:href="#__RefHeading___Toc102807180" text:style-name="Index_20_Link" text:visited-style-name="Index_20_Link"><text:span text:style-name="T1">4</text:span></text:a><text:span text:style-name="T1"/></text:p>
          <text:p text:style-name="P5"><text:span text:style-name="T1">2.3<text:tab/>System Requirements<text:tab/></text:span><text:a xlink:type="simple" xlink:href="#__RefHeading___Toc102807181" text:style-name="Index_20_Link" text:visited-style-name="Index_20_Link"><text:span text:style-name="T1">5</text:span></text:a><text:span text:style-name="T1"/></text:p>
          <text:p text:style-name="P5"><text:span text:style-name="T1">2.4<text:tab/>Bugs and Issues<text:tab/></text:span><text:a xlink:type="simple" xlink:href="#__RefHeading___Toc102807182" text:style-name="Index_20_Link" text:visited-style-name="Index_20_Link"><text:span text:style-name="T1">6</text:span></text:a><text:span text:style-name="T1"/></text:p>
          <text:p text:style-name="P5"><text:span text:style-name="T1">2.5<text:tab/>Credits<text:tab/></text:span><text:a xlink:type="simple" xlink:href="#__RefHeading___Toc102807183" text:style-name="Index_20_Link" text:visited-style-name="Index_20_Link"><text:span text:style-name="T1">6</text:span></text:a><text:span text:style-name="T1"/></text:p>
          <text:p text:style-name="P5"><text:span text:style-name="T2">2.6</text:span><text:span text:style-name="T1"><text:tab/></text:span><text:span text:style-name="T2">The Road Ahead(ToDo)</text:span><text:span text:style-name="T1"><text:tab/></text:span><text:a xlink:type="simple" xlink:href="#__RefHeading___Toc102807184" text:style-name="Index_20_Link" text:visited-style-name="Index_20_Link"><text:span text:style-name="T1">6</text:span></text:a></text:p>
          <text:p text:style-name="P4"><text:span text:style-name="T1">3<text:tab/>Version 0.9.0 RC2 – “We Ride As One”<text:tab/></text:span><text:a xlink:type="simple" xlink:href="#__RefHeading___Toc102807185" text:style-name="Index_20_Link" text:visited-style-name="Index_20_Link"><text:span text:style-name="T1">6</text:span></text:a><text:span text:style-name="T1"/></text:p>
          <text:p text:style-name="P5"><text:span text:style-name="T1">3.1<text:tab/>History<text:tab/></text:span><text:a xlink:type="simple" xlink:href="#__RefHeading___Toc102807186" text:style-name="Index_20_Link" text:visited-style-name="Index_20_Link"><text:span text:style-name="T1">6</text:span></text:a><text:span text:style-name="T1"/></text:p>
          <text:p text:style-name="P5"><text:span text:style-name="T1">3.2<text:tab/>Changes from 0.9.0 RC1<text:tab/></text:span><text:a xlink:type="simple" xlink:href="#__RefHeading___Toc102807187" text:style-name="Index_20_Link" text:visited-style-name="Index_20_Link"><text:span text:style-name="T1">6</text:span></text:a><text:span text:style-name="T1"/></text:p>
          <text:p text:style-name="P5"><text:span text:style-name="T1">3.3<text:tab/>Bugs and Issues<text:tab/></text:span><text:a xlink:type="simple" xlink:href="#__RefHeading___Toc102807188" text:style-name="Index_20_Link" text:visited-style-name="Index_20_Link"><text:span text:style-name="T1">7</text:span></text:a><text:span text:style-name="T1"/></text:p>
          <text:p text:style-name="P5"><text:span text:style-name="T1">3.4<text:tab/>Credits<text:tab/></text:span><text:a xlink:type="simple" xlink:href="#__RefHeading___Toc102807189" text:style-name="Index_20_Link" text:visited-style-name="Index_20_Link"><text:span text:style-name="T1">7</text:span></text:a><text:span text:style-name="T1"/></text:p>
          <text:p text:style-name="P4"><text:span text:style-name="T1">4<text:tab/>Version 0.9.0 RC1 – “We Ride As One”<text:tab/></text:span><text:a xlink:type="simple" xlink:href="#__RefHeading___Toc102807190" text:style-name="Index_20_Link" text:visited-style-name="Index_20_Link"><text:span text:style-name="T1">7</text:span></text:a><text:span text:style-name="T1"/></text:p>
          <text:p text:style-name="P5"><text:span text:style-name="T1">4.1<text:tab/>History<text:tab/></text:span><text:a xlink:type="simple" xlink:href="#__RefHeading___Toc102807191" text:style-name="Index_20_Link" text:visited-style-name="Index_20_Link"><text:span text:style-name="T1">7</text:span></text:a><text:span text:style-name="T1"/></text:p>
          <text:p text:style-name="P5"><text:span text:style-name="T1">4.2<text:tab/>Changes from 0.8.6<text:tab/></text:span><text:a xlink:type="simple" xlink:href="#__RefHeading___Toc102807192" text:style-name="Index_20_Link" text:visited-style-name="Index_20_Link"><text:span text:style-name="T1">8</text:span></text:a><text:span text:style-name="T1"/></text:p>
          <text:p text:style-name="P5"><text:span text:style-name="T1">4.3<text:tab/>System Requirements<text:tab/></text:span><text:a xlink:type="simple" xlink:href="#__RefHeading___Toc102807193" text:style-name="Index_20_Link" text:visited-style-name="Index_20_Link"><text:span text:style-name="T1">8</text:span></text:a><text:span text:style-name="T1"/></text:p>
          <text:p text:style-name="P5"><text:span text:style-name="T1">4.4<text:tab/>Bugs and Issues<text:tab/></text:span><text:a xlink:type="simple" xlink:href="#__RefHeading___Toc102807194" text:style-name="Index_20_Link" text:visited-style-name="Index_20_Link"><text:span text:style-name="T1">9</text:span></text:a><text:span text:style-name="T1"/></text:p>
          <text:p text:style-name="P5"><text:span text:style-name="T1">4.5<text:tab/>Credits<text:tab/></text:span><text:a xlink:type="simple" xlink:href="#__RefHeading___Toc102807195" text:style-name="Index_20_Link" text:visited-style-name="Index_20_Link"><text:span text:style-name="T1">9</text:span></text:a><text:span text:style-name="T1"/></text:p>
          <text:p text:style-name="P5"><text:span text:style-name="T2">4.6</text:span><text:span text:style-name="T1"><text:tab/></text:span><text:span text:style-name="T2">The Road Ahead (ToDo)</text:span><text:span text:style-name="T1"><text:tab/></text:span><text:a xlink:type="simple" xlink:href="#__RefHeading___Toc102807196" text:style-name="Index_20_Link" text:visited-style-name="Index_20_Link"><text:span text:style-name="T1">9</text:span></text:a></text:p>
          <text:p text:style-name="P4"><text:span text:style-name="T1">5<text:tab/>Version 0.8.6 – “Honor Valor Pride”<text:tab/></text:span><text:a xlink:type="simple" xlink:href="#__RefHeading___Toc102807197" text:style-name="Index_20_Link" text:visited-style-name="Index_20_Link"><text:span text:style-name="T1">10</text:span></text:a><text:span text:style-name="T1"/></text:p>
          <text:p text:style-name="P5"><text:span text:style-name="T1">5.1<text:tab/>History<text:tab/></text:span><text:a xlink:type="simple" xlink:href="#__RefHeading___Toc102807198" text:style-name="Index_20_Link" text:visited-style-name="Index_20_Link"><text:span text:style-name="T1">10</text:span></text:a><text:span text:style-name="T1"/></text:p>
          <text:p text:style-name="P5"><text:span text:style-name="T1">5.2<text:tab/>Changes from 0.8.5<text:tab/></text:span><text:a xlink:type="simple" xlink:href="#__RefHeading___Toc102807199" text:style-name="Index_20_Link" text:visited-style-name="Index_20_Link"><text:span text:style-name="T1">10</text:span></text:a><text:span text:style-name="T1"/></text:p>
          <text:p text:style-name="P5"><text:span text:style-name="T1">5.3<text:tab/>System Requirements<text:tab/></text:span><text:a xlink:type="simple" xlink:href="#__RefHeading___Toc102807200" text:style-name="Index_20_Link" text:visited-style-name="Index_20_Link"><text:span text:style-name="T1">11</text:span></text:a><text:span text:style-name="T1"/></text:p>
          <text:p text:style-name="P5"><text:span text:style-name="T1">5.4<text:tab/>Bugs<text:tab/></text:span><text:a xlink:type="simple" xlink:href="#__RefHeading___Toc102807201" text:style-name="Index_20_Link" text:visited-style-name="Index_20_Link"><text:span text:style-name="T1">11</text:span></text:a><text:span text:style-name="T1"/></text:p>
          <text:p text:style-name="P5"><text:span text:style-name="T2">5.5</text:span><text:span text:style-name="T1"><text:tab/></text:span><text:span text:style-name="T2">The Road Ahead (ToDo)</text:span><text:span text:style-name="T1"><text:tab/></text:span><text:a xlink:type="simple" xlink:href="#__RefHeading___Toc102807202" text:style-name="Index_20_Link" text:visited-style-name="Index_20_Link"><text:span text:style-name="T1">12</text:span></text:a></text:p>
          <text:p text:style-name="P4"><text:span text:style-name="T1">6<text:tab/>Version 0.8.5<text:tab/></text:span><text:a xlink:type="simple" xlink:href="#__RefHeading___Toc102807203" text:style-name="Index_20_Link" text:visited-style-name="Index_20_Link"><text:span text:style-name="T1">12</text:span></text:a><text:span text:style-name="T1"/></text:p>
          <text:p text:style-name="P5"><text:span text:style-name="T1">6.1<text:tab/>History<text:tab/></text:span><text:a xlink:type="simple" xlink:href="#__RefHeading___Toc102807204" text:style-name="Index_20_Link" text:visited-style-name="Index_20_Link"><text:span text:style-name="T1">12</text:span></text:a><text:span text:style-name="T1"/></text:p>
          <text:p text:style-name="P5"><text:span text:style-name="T1">6.2<text:tab/>Changes from 0.8.0<text:tab/></text:span><text:a xlink:type="simple" xlink:href="#__RefHeading___Toc102807205" text:style-name="Index_20_Link" text:visited-style-name="Index_20_Link"><text:span text:style-name="T1">12</text:span></text:a><text:span text:style-name="T1"/></text:p>
          <text:p text:style-name="P5"><text:span text:style-name="T1">6.3<text:tab/>System Requirements<text:tab/></text:span><text:a xlink:type="simple" xlink:href="#__RefHeading___Toc102807206" text:style-name="Index_20_Link" text:visited-style-name="Index_20_Link"><text:span text:style-name="T1">13</text:span></text:a><text:span text:style-name="T1"/></text:p>
          <text:p text:style-name="P5"><text:span text:style-name="T1">6.4<text:tab/>Bugs<text:tab/></text:span><text:a xlink:type="simple" xlink:href="#__RefHeading___Toc102807207" text:style-name="Index_20_Link" text:visited-style-name="Index_20_Link"><text:span text:style-name="T1">13</text:span></text:a><text:span text:style-name="T1"/></text:p>
          <text:p text:style-name="P5"><text:span text:style-name="T2">6.5</text:span><text:span text:style-name="T1"><text:tab/></text:span><text:span text:style-name="T2">The Road Ahead (ToDo)</text:span><text:span text:style-name="T1"><text:tab/></text:span><text:a xlink:type="simple" xlink:href="#__RefHeading___Toc102807208" text:style-name="Index_20_Link" text:visited-style-name="Index_20_Link"><text:span text:style-name="T1">13</text:span></text:a></text:p>
          <text:p text:style-name="P4"><text:span text:style-name="T1">7<text:tab/>Version 0.8.0<text:tab/></text:span><text:a xlink:type="simple" xlink:href="#__RefHeading___Toc102807209" text:style-name="Index_20_Link" text:visited-style-name="Index_20_Link"><text:span text:style-name="T1">13</text:span></text:a><text:span text:style-name="T1"/></text:p>
          <text:p text:style-name="P5"><text:span text:style-name="T1">7.1<text:tab/>History<text:tab/></text:span><text:a xlink:type="simple" xlink:href="#__RefHeading___Toc102807210" text:style-name="Index_20_Link" text:visited-style-name="Index_20_Link"><text:span text:style-name="T1">13</text:span></text:a><text:span text:style-name="T1"/></text:p>
          <text:p text:style-name="P5"><text:span text:style-name="T1">7.2<text:tab/>Changes from 0.7.1<text:tab/></text:span><text:a xlink:type="simple" xlink:href="#__RefHeading___Toc102807211" text:style-name="Index_20_Link" text:visited-style-name="Index_20_Link"><text:span text:style-name="T1">14</text:span></text:a><text:span text:style-name="T1"/></text:p>
          <text:p text:style-name="P5"><text:span text:style-name="T1">7.3<text:tab/>System Requirements<text:tab/></text:span><text:a xlink:type="simple" xlink:href="#__RefHeading___Toc102807212" text:style-name="Index_20_Link" text:visited-style-name="Index_20_Link"><text:span text:style-name="T1">15</text:span></text:a><text:span text:style-name="T1"/></text:p>
          <text:p text:style-name="P5"><text:span text:style-name="T1">7.4<text:tab/>Known Bugs<text:tab/></text:span><text:a xlink:type="simple" xlink:href="#__RefHeading___Toc102807213" text:style-name="Index_20_Link" text:visited-style-name="Index_20_Link"><text:span text:style-name="T1">15</text:span></text:a><text:span text:style-name="T1"/></text:p>
          <text:p text:style-name="P5"><text:span text:style-name="T2">7.5</text:span><text:span text:style-name="T1"><text:tab/></text:span><text:span text:style-name="T2">The Road Ahead (ToDo)</text:span><text:span text:style-name="T1"><text:tab/></text:span><text:a xlink:type="simple" xlink:href="#__RefHeading___Toc102807214" text:style-name="Index_20_Link" text:visited-style-name="Index_20_Link"><text:span text:style-name="T1">15</text:span></text:a></text:p>
          <text:p text:style-name="P4"><text:span text:style-name="T1">8<text:tab/>Version 0.7.1<text:tab/></text:span><text:a xlink:type="simple" xlink:href="#__RefHeading___Toc102807215" text:style-name="Index_20_Link" text:visited-style-name="Index_20_Link"><text:span text:style-name="T1">15</text:span></text:a><text:span text:style-name="T1"/></text:p>
          <text:p text:style-name="P5"><text:span text:style-name="T1">8.1<text:tab/>History<text:tab/></text:span><text:a xlink:type="simple" xlink:href="#__RefHeading___Toc102807216" text:style-name="Index_20_Link" text:visited-style-name="Index_20_Link"><text:span text:style-name="T1">15</text:span></text:a><text:span text:style-name="T1"/></text:p>
          <text:p text:style-name="P5"><text:span text:style-name="T1">8.2<text:tab/>Changes from 0.7.0<text:tab/></text:span><text:a xlink:type="simple" xlink:href="#__RefHeading___Toc102807217" text:style-name="Index_20_Link" text:visited-style-name="Index_20_Link"><text:span text:style-name="T1">15</text:span></text:a><text:span text:style-name="T1"/></text:p>
          <text:p text:style-name="P5"><text:span text:style-name="T1">8.3<text:tab/>System Requirements<text:tab/></text:span><text:a xlink:type="simple" xlink:href="#__RefHeading___Toc102807218" text:style-name="Index_20_Link" text:visited-style-name="Index_20_Link"><text:span text:style-name="T1">16</text:span></text:a><text:span text:style-name="T1"/></text:p>
          <text:p text:style-name="P5"><text:span text:style-name="T1">8.4<text:tab/>Known Bugs<text:tab/></text:span><text:a xlink:type="simple" xlink:href="#__RefHeading___Toc102807219" text:style-name="Index_20_Link" text:visited-style-name="Index_20_Link"><text:span text:style-name="T1">16</text:span></text:a><text:span text:style-name="T1"/></text:p>
          <text:p text:style-name="P5"><text:soft-page-break/><text:span text:style-name="T2">8.5</text:span><text:span text:style-name="T1"><text:tab/></text:span><text:span text:style-name="T2">The Road Ahead (ToDo)</text:span><text:span text:style-name="T1"><text:tab/></text:span><text:a xlink:type="simple" xlink:href="#__RefHeading___Toc102807220" text:style-name="Index_20_Link" text:visited-style-name="Index_20_Link"><text:span text:style-name="T1">16</text:span></text:a></text:p>
          <text:p text:style-name="P6"><text:span text:style-name="T1">8.5.1<text:tab/>Units<text:tab/></text:span><text:a xlink:type="simple" xlink:href="#__RefHeading___Toc102807221" text:style-name="Index_20_Link" text:visited-style-name="Index_20_Link"><text:span text:style-name="T1">16</text:span></text:a><text:span text:style-name="T1"/></text:p>
          <text:p text:style-name="P6"><text:span text:style-name="T1">8.5.2<text:tab/>Editing units in the map<text:tab/></text:span><text:a xlink:type="simple" xlink:href="#__RefHeading___Toc102807222" text:style-name="Index_20_Link" text:visited-style-name="Index_20_Link"><text:span text:style-name="T1">16</text:span></text:a><text:span text:style-name="T1"/></text:p>
          <text:p text:style-name="P6"><text:span text:style-name="T1">8.5.3<text:tab/>Firing weapons<text:tab/></text:span><text:a xlink:type="simple" xlink:href="#__RefHeading___Toc102807223" text:style-name="Index_20_Link" text:visited-style-name="Index_20_Link"><text:span text:style-name="T1">17</text:span></text:a><text:span text:style-name="T1"/></text:p>
          <text:p text:style-name="P6"><text:span text:style-name="T1">8.5.4<text:tab/>Fog of war<text:tab/></text:span><text:a xlink:type="simple" xlink:href="#__RefHeading___Toc102807224" text:style-name="Index_20_Link" text:visited-style-name="Index_20_Link"><text:span text:style-name="T1">17</text:span></text:a><text:span text:style-name="T1"/></text:p>
          <text:p text:style-name="P6"><text:span text:style-name="T1">8.5.5<text:tab/>Unit actions<text:tab/></text:span><text:a xlink:type="simple" xlink:href="#__RefHeading___Toc102807225" text:style-name="Index_20_Link" text:visited-style-name="Index_20_Link"><text:span text:style-name="T1">17</text:span></text:a><text:span text:style-name="T1"/></text:p>
          <text:p text:style-name="P6"><text:span text:style-name="T1">8.5.6<text:tab/>Mission Control<text:tab/></text:span><text:a xlink:type="simple" xlink:href="#__RefHeading___Toc102807226" text:style-name="Index_20_Link" text:visited-style-name="Index_20_Link"><text:span text:style-name="T1">17</text:span></text:a><text:span text:style-name="T1"/></text:p>
          <text:p text:style-name="P6"><text:span text:style-name="T1">8.5.7<text:tab/>AI Units id and batttle group id<text:tab/></text:span><text:a xlink:type="simple" xlink:href="#__RefHeading___Toc102807227" text:style-name="Index_20_Link" text:visited-style-name="Index_20_Link"><text:span text:style-name="T1">17</text:span></text:a><text:span text:style-name="T1"/></text:p>
          <text:p text:style-name="P6"><text:span text:style-name="T1">8.5.8<text:tab/>Battle Groups AI<text:tab/></text:span><text:a xlink:type="simple" xlink:href="#__RefHeading___Toc102807228" text:style-name="Index_20_Link" text:visited-style-name="Index_20_Link"><text:span text:style-name="T1">18</text:span></text:a><text:span text:style-name="T1"/></text:p>
          <text:p text:style-name="P6"><text:span text:style-name="T1">8.5.9<text:tab/>Fonts<text:tab/></text:span><text:a xlink:type="simple" xlink:href="#__RefHeading___Toc102807229" text:style-name="Index_20_Link" text:visited-style-name="Index_20_Link"><text:span text:style-name="T1">18</text:span></text:a><text:span text:style-name="T1"/></text:p>
          <text:p text:style-name="P6"><text:span text:style-name="T1">8.5.10<text:tab/>Rendering<text:tab/></text:span><text:a xlink:type="simple" xlink:href="#__RefHeading___Toc102807230" text:style-name="Index_20_Link" text:visited-style-name="Index_20_Link"><text:span text:style-name="T1">18</text:span></text:a><text:span text:style-name="T1"/></text:p>
          <text:p text:style-name="P4"><text:span text:style-name="T1">9<text:tab/>Version 0.7.0<text:tab/></text:span><text:a xlink:type="simple" xlink:href="#__RefHeading___Toc102807231" text:style-name="Index_20_Link" text:visited-style-name="Index_20_Link"><text:span text:style-name="T1">18</text:span></text:a><text:span text:style-name="T1"/></text:p>
          <text:p text:style-name="P5"><text:span text:style-name="T1">9.1<text:tab/>History<text:tab/></text:span><text:a xlink:type="simple" xlink:href="#__RefHeading___Toc102807232" text:style-name="Index_20_Link" text:visited-style-name="Index_20_Link"><text:span text:style-name="T1">18</text:span></text:a><text:span text:style-name="T1"/></text:p>
          <text:p text:style-name="P5"><text:span text:style-name="T1">9.2<text:tab/>Features<text:tab/></text:span><text:a xlink:type="simple" xlink:href="#__RefHeading___Toc102807233" text:style-name="Index_20_Link" text:visited-style-name="Index_20_Link"><text:span text:style-name="T1">19</text:span></text:a><text:span text:style-name="T1"/></text:p>
          <text:p text:style-name="P5"><text:span text:style-name="T1">9.3<text:tab/>System requirements:<text:tab/></text:span><text:a xlink:type="simple" xlink:href="#__RefHeading___Toc102807234" text:style-name="Index_20_Link" text:visited-style-name="Index_20_Link"><text:span text:style-name="T1">19</text:span></text:a><text:span text:style-name="T1"/></text:p>
          <text:p text:style-name="P5"><text:span text:style-name="T1">9.4<text:tab/>Known Bugs<text:tab/></text:span><text:a xlink:type="simple" xlink:href="#__RefHeading___Toc102807235" text:style-name="Index_20_Link" text:visited-style-name="Index_20_Link"><text:span text:style-name="T1">19</text:span></text:a><text:span text:style-name="T1"/></text:p>
        </text:index-body>
      </text:table-of-content>
      <text:p text:style-name="P7"/>
      <text:list text:style-name="WW8Num14">
        <text:list-item>
          <text:h text:style-name="Heading_20_2" text:outline-level="2"><text:bookmark-start text:name="__RefHeading___Toc102807171"/>Version 0.9.6 - "With Strength I Burn"<text:bookmark-end text:name="__RefHeading___Toc102807171"/></text:h>
          <text:list>
            <text:list-item>
              <text:h text:style-name="Heading_20_3" text:outline-level="3"><text:bookmark-start text:name="__RefHeading___Toc102807172"/>History<text:bookmark-end text:name="__RefHeading___Toc102807172"/></text:h>
            </text:list-item>
          </text:list>
        </text:list-item>
      </text:list>
      <text:p text:style-name="Standard">The version was developed between October 2004 and April 2005. The effective development time was somewhere around 5 weeks. The programming part was finished in January 2005 and the rest of the time was spend cleaning the scripts and trying to design and script a playable mission. Which was not an easy task, btw :) I changed at least 5 ideas for a basic mission plot and still I'm not content with the result. It does not look realistically enough.</text:p>
      <text:p text:style-name="Standard"/>
      <text:p text:style-name="Standard">The main feature of this version is the ecosystem generator. Two algorithms were implemented, a purely random one and one based on the probability fields. Implementing the generator spawned a side project, a curve editor. Several curve types are available, like polynomial, elliptic and scripted (through csl scripts). Also, each unit now have fire holes and visual points (0 or more); this helps for a more realistic touch.</text:p>
      <text:p text:style-name="Standard"/>
      <text:p text:style-name="Standard">Also, the inheritance tree from CIGUnit has been refactored, which is quite important as it helps for a clearer architecture.</text:p>
      <text:p text:style-name="Standard"/>
      <text:p text:style-name="Standard">Actually this version should have been numbered 0.9.5 RC2, because it doesn't have too many features over the previous version, but I have decided to throw out of the wishlist for 1.0.0 several "useless" features (like replays, tactical computer, vfs).They will probably find their way into 1.0.1, if such version will exist.</text:p>
      <text:p text:style-name="Standard"/>
      <text:p text:style-name="Standard">I also did some research and development for a PPTactical 3D (actually version 2.0 <text:span text:style-name="T1">:): network library, a Gamespace plugin for the 3D asset pipeline and some more. When? Someday in 2006.</text:span></text:p>
      <text:p text:style-name="Standard"/>
      <text:list xml:id="list142138958118703" text:continue-numbering="true" text:style-name="WW8Num14">
        <text:list-item>
          <text:list>
            <text:list-item>
              <text:h text:style-name="Heading_20_3" text:outline-level="3"><text:bookmark-start text:name="__RefHeading___Toc102807173"/>Changes From 0.9.5 RC1<text:bookmark-end text:name="__RefHeading___Toc102807173"/></text:h>
            </text:list-item>
          </text:list>
        </text:list-item>
      </text:list>
      <text:p text:style-name="Standard">This is not a full list of features, but I think it catches most of them.</text:p>
      <text:p text:style-name="Standard"/>
      <text:p text:style-name="Standard">Tools:</text:p>
      <text:list text:style-name="WW8Num39">
        <text:list-item>
          <text:p text:style-name="P8">2D curve editor</text:p>
        </text:list-item>
        <text:list-item>
          <text:p text:style-name="P8">ecosystem generator for the Map Editor</text:p>
        </text:list-item>
        <text:list-item>
          <text:p text:style-name="P8">visual points editing for infantry, units and statics (Souless/<text:span text:style-name="T3">BuildingEd</text:span> and UnitsEd)</text:p>
        </text:list-item>
        <text:list-item>
          <text:p text:style-name="P8">fire hole for infantry (UnitsEd)</text:p>
        </text:list-item>
        <text:list-item>
          <text:p text:style-name="P8"><text:soft-page-break/>Map Editor bug: loading a map larger than the default would cause failure to resize the horizontal and vertical map scroll bars</text:p>
        </text:list-item>
      </text:list>
      <text:p text:style-name="Standard"/>
      <text:p text:style-name="Standard">Engine+Architecture:</text:p>
      <text:list xml:id="list142137709419331" text:continue-numbering="true" text:style-name="WW8Num39">
        <text:list-item>
          <text:p text:style-name="P8">fighter unit movement and fire positioning</text:p>
        </text:list-item>
        <text:list-item>
          <text:p text:style-name="P8">3D coordinates for projectiles</text:p>
        </text:list-item>
        <text:list-item>
          <text:p text:style-name="P8">unit selection taking into account the Z coordinate</text:p>
        </text:list-item>
        <text:list-item>
          <text:p text:style-name="P8">curve classes (implicit/explicit/parametric for polynomial/elliptic/linear/scripted curve)</text:p>
        </text:list-item>
        <text:list-item>
          <text:p text:style-name="P8">script improvement: attacker of another object support, MyZ, UnitZ, player unit scripts (passive behavior), fixes over old scripts (to take into account changes made to the visual subsystem)</text:p>
        </text:list-item>
        <text:list-item>
          <text:p text:style-name="P8">CIGUnit class now concentrate the common features of units (including scripting)</text:p>
        </text:list-item>
        <text:list-item>
          <text:p text:style-name="P8">Endian independent diskops (by using a #define)</text:p>
        </text:list-item>
        <text:list-item>
          <text:p text:style-name="P8">Script parameters manipulation (variables defined in a script may be altered - useful for unit scripts that have, for example, parameters like landing zones which have default values; from mission scripting, one may alter the landing zones of those units, so that it won't be necessary to change the script for each unit)</text:p>
        </text:list-item>
        <text:list-item>
          <text:p text:style-name="P8">Battlegroup scripting interface (incipient stage)</text:p>
        </text:list-item>
      </text:list>
      <text:list text:continue-list="list142138958118703" text:style-name="WW8Num14">
        <text:list-item>
          <text:list>
            <text:list-item>
              <text:h text:style-name="Heading_20_3" text:outline-level="3"><text:bookmark-start text:name="__RefHeading___Toc102807174"/>System Requirements<text:bookmark-end text:name="__RefHeading___Toc102807174"/></text:h>
            </text:list-item>
          </text:list>
        </text:list-item>
      </text:list>
      <text:p text:style-name="Standard">Hardware and software requirements are the same as previous version.</text:p>
      <text:list xml:id="list142138122114355" text:continue-numbering="true" text:style-name="WW8Num14">
        <text:list-item>
          <text:list>
            <text:list-item>
              <text:h text:style-name="Heading_20_3" text:outline-level="3"><text:bookmark-start text:name="__RefHeading___Toc102807175"/>Known Bugs<text:bookmark-end text:name="__RefHeading___Toc102807175"/></text:h>
            </text:list-item>
          </text:list>
        </text:list-item>
      </text:list>
      <text:p text:style-name="Standard">Tools:</text:p>
      <text:list xml:id="list142139091679531" text:continue-list="list142137709419331" text:style-name="WW8Num39">
        <text:list-item>
          <text:p text:style-name="P8">on Windows98, after exiting the SDL engine, the bounding box of the mouse will remain active</text:p>
        </text:list-item>
        <text:list-item>
          <text:p text:style-name="P8">the paths of file dialogs the Map Editor don't point in the right places</text:p>
        </text:list-item>
        <text:list-item>
          <text:p text:style-name="P8">tools documentation is missing</text:p>
        </text:list-item>
        <text:list-item>
          <text:p text:style-name="P8">script documentation was not updated to the latest script interface</text:p>
        </text:list-item>
        <text:list-item>
          <text:p text:style-name="P8">engine unit info area has several graphic glitches</text:p>
        </text:list-item>
      </text:list>
      <text:list text:continue-list="list142138122114355" text:style-name="WW8Num14">
        <text:list-item>
          <text:list>
            <text:list-item>
              <text:h text:style-name="Heading_20_3" text:outline-level="3"><text:bookmark-start text:name="__RefHeading___Toc102807176"/>Credits<text:bookmark-end text:name="__RefHeading___Toc102807176"/></text:h>
            </text:list-item>
          </text:list>
        </text:list-item>
      </text:list>
      <text:p text:style-name="Standard">Karg <text:s/>- programming.</text:p>
      <text:list xml:id="list142139694661211" text:continue-numbering="true" text:style-name="WW8Num14">
        <text:list-item>
          <text:list>
            <text:list-item>
              <text:h text:style-name="P9" text:outline-level="3" loext:marker-style-name="T4"><text:bookmark-start text:name="__RefHeading___Toc102807177"/>The Road Ahead (ToDo)<text:bookmark-end text:name="__RefHeading___Toc102807177"/></text:h>
            </text:list-item>
          </text:list>
        </text:list-item>
      </text:list>
      <text:p text:style-name="Standard">The next version will be the final one, 1.0.0. As mentioned before, some features (see previous ToDo) will be left out. Here's the wishlist:</text:p>
      <text:list text:continue-list="list142139091679531" text:style-name="WW8Num39">
        <text:list-item>
          <text:p text:style-name="P8">Fill the battlegroup scripting interface</text:p>
        </text:list-item>
        <text:list-item>
          <text:p text:style-name="P8">Fix the pathfinding for large units </text:p>
        </text:list-item>
        <text:list-item>
          <text:p text:style-name="P8">Terrain generation (+contour algorithm)</text:p>
        </text:list-item>
        <text:list-item>
          <text:p text:style-name="P8">Player units advanced scripting behavior (active behaviour - move, attack, patrol patterns)</text:p>
        </text:list-item>
        <text:list-item>
          <text:p text:style-name="P8">Improvement of unix building script</text:p>
        </text:list-item>
      </text:list>
      <text:p text:style-name="P10"/>
      <text:list text:continue-list="list142139694661211" text:style-name="WW8Num14">
        <text:list-item>
          <text:h text:style-name="Heading_20_2" text:outline-level="2"><text:bookmark-start text:name="__RefHeading___Toc102807178"/>Version 0.9.5 RC1 – “Put Your Wings Skyhigh”<text:bookmark-end text:name="__RefHeading___Toc102807178"/></text:h>
          <text:list>
            <text:list-item>
              <text:h text:style-name="Heading_20_3" text:outline-level="3"><text:bookmark-start text:name="__RefHeading___Toc102807179"/>History<text:bookmark-end text:name="__RefHeading___Toc102807179"/></text:h>
            </text:list-item>
          </text:list>
        </text:list-item>
      </text:list>
      <text:p text:style-name="Standard">This version was developed between February 2003 and October 2004, the effective development time was somewhere about 8 weeks. It was still another busy period, having other sideprojects running along so little time I allocated for this engine (unfortunately…). Finally it is finished; this version is fairly polished and has several nice features.</text:p>
      <text:p text:style-name="Standard"/>
      <text:p text:style-name="P11">The first news is that the engine is no longer under GPL but changed to LGPL.</text:p>
      <text:p text:style-name="P11"><text:soft-page-break/></text:p>
      <text:p text:style-name="Standard">Probably the greatest achievement is the porting to other operating systems, namely Linux and Sun Solaris 8 and to other compilers, namely g++ and Sun Forte. The porting was done with a tweaked version of 0.9.0RC2 and the problems encountered (mainly related to the IO system) during porting were solved so that the same sources compiled with MSVC, Borland C++Builder, g++ and Sun Forte. The version ran ok on Linux (x86) as the byte order for data files was the same as on Windows platforms. It didn’t run on Solaris, although it compiled ok, as the byte order is different. </text:p>
      <text:p text:style-name="Standard"/>
      <text:p text:style-name="Standard">Porting wouldn’t have been possible without the SDL graphics system done by Mike Nordell some long time ago. In the SDL system I added sound capabilities based on SDL audio and SDL mixer project and font capabilities based on SDL font project and freetype project.</text:p>
      <text:p text:style-name="Standard"/>
      <text:p text:style-name="Standard">Unfortunately, I added a lot of features over that version and I don’t know if this release compiles and runs anymore on Linux (as I don’t have acces to a *nix box anymore and I’m too lazy to install one on my box). Probably the next RC will fix this.</text:p>
      <text:p text:style-name="Standard"/>
      <text:p text:style-name="Standard">Aircrafts are the main feature of this version. Along with the code come two new units, a helicopter (the “Nomad”) and a fighter (the “Daedalus”), straight from the art resources of the (now) defunct Pure Power project.</text:p>
      <text:p text:style-name="Standard"/>
      <text:p text:style-name="Standard">Needless to say, the data files (maps and units lists) are not compatible with previous versions ;) Also, this version does not have a fancy showcase map/mission. </text:p>
      <text:list xml:id="list142138492887771" text:continue-numbering="true" text:style-name="WW8Num14">
        <text:list-item>
          <text:list>
            <text:list-item>
              <text:h text:style-name="Heading_20_3" text:outline-level="3"><text:bookmark-start text:name="__RefHeading___Toc102807180"/>Changes from 0.9.0RC2<text:bookmark-end text:name="__RefHeading___Toc102807180"/></text:h>
            </text:list-item>
          </text:list>
        </text:list-item>
      </text:list>
      <text:p text:style-name="Standard">There are a LOT of changes, architectural and features. It’s unlikely I’ll be able to list all of them. </text:p>
      <text:p text:style-name="Standard"/>
      <text:p text:style-name="Standard">Tools:</text:p>
      <text:list text:style-name="WW8Num28">
        <text:list-item>
          <text:p text:style-name="P12">Statics editor is able to edit layered buildings (one layer may contain a sprite, which may be animated or not)</text:p>
        </text:list-item>
        <text:list-item>
          <text:p text:style-name="P12">UnitsEd contains another tab (Visual); for now it contains editable properties when a unit dies</text:p>
        </text:list-item>
        <text:list-item>
          <text:p text:style-name="P12">Restructured the custom C++Builder components projects (it seems that in this 6<text:span text:style-name="T5">th</text:span> version, Borland made a lot of changes, separating design time and runtime code for components)</text:p>
        </text:list-item>
        <text:list-item>
          <text:p text:style-name="P12">Added another C++Builder component – a HTTP label that I wanted for some time to add inside “About” boxes(clicks and open a link in the current browser); it does not perform URL checking at design time, but it is usable</text:p>
        </text:list-item>
        <text:list-item>
          <text:p text:style-name="P12">Added code to handle aircrafts in the object tree (Map Editor)</text:p>
        </text:list-item>
        <text:list-item>
          <text:p text:style-name="P12">Added code to handle aircrafts and statics parameters in the Object properties (Map Editor)</text:p>
        </text:list-item>
        <text:list-item>
          <text:p text:style-name="P12">Added code to handle bay for units that may transport other units (a separate window appears where you may be able to add an existing unit or clone a unit from the data files)</text:p>
        </text:list-item>
        <text:list-item>
          <text:p text:style-name="P12">“Open Recent” item in File menu – a file history (Map Editor)</text:p>
        </text:list-item>
      </text:list>
      <text:p text:style-name="Standard"/>
      <text:p text:style-name="Standard">Engine+Architecture:</text:p>
      <text:list text:style-name="WW8Num18">
        <text:list-item>
          <text:p text:style-name="P13">Support for jpg files (using jpeglib v6b)</text:p>
        </text:list-item>
        <text:list-item>
          <text:p text:style-name="P13">Support for png files – code by tamlin (using pnglib and pngdib lib made by Jason Summers); this is not portable to *nix since pngdib contains Win specific code</text:p>
        </text:list-item>
        <text:list-item>
          <text:p text:style-name="P13">Restructured the System; that is, all code that contains code for graphics, sound, input, timer, exit, fonts, surfaces and so on are grouped in a folder in Common/System; these “systems” are unrelated, although they duplicate code. </text:p>
        </text:list-item>
        <text:list-item>
          <text:p text:style-name="P13"><text:soft-page-break/>Removed Archive concept and introduced Stream concept; there is a Ansi Stream class, which handles file I/O using standard f-calls (fopen, fread/fwrite and so on)</text:p>
        </text:list-item>
        <text:list-item>
          <text:p text:style-name="P13">Prims16 file now contains code to clip line segments (don’t quite remember where I snatched the code from :])</text:p>
        </text:list-item>
        <text:list-item>
          <text:p text:style-name="P13">Input system was remade (PPK concept was introduced – Pure Power Key – that is, a key that is used by the engine; the graphic interface now asks for these kind of keys instead of querying specific DirectX or SDL codes from input system). The input system now transforms the PPK_ codes to specific input system key codes</text:p>
        </text:list-item>
        <text:list-item>
          <text:p text:style-name="P13">Removed InfantryBay and added a generic Bay manager class</text:p>
        </text:list-item>
        <text:list-item>
          <text:p text:style-name="P13">Added Aircraft class</text:p>
        </text:list-item>
        <text:list-item>
          <text:p text:style-name="P13">Added Fighter class, based on Aircraft; added fighter weapons and propulsion subsys</text:p>
        </text:list-item>
        <text:list-item>
          <text:p text:style-name="P13">Added Chopper class, based on Aircraft; added chopper weapons and propulsion subsys</text:p>
        </text:list-item>
        <text:list-item>
          <text:p text:style-name="P13">Derived Dropship class from Chopper (previously from Static)</text:p>
        </text:list-item>
        <text:list-item>
          <text:p text:style-name="P13">Layered buildings (see Rion Headquarters static – it looks quite cool although it is useless as a feature)</text:p>
        </text:list-item>
        <text:list-item>
          <text:p text:style-name="P13">Support for TTF fonts in SDL using SDL_font lib</text:p>
        </text:list-item>
        <text:list-item>
          <text:p text:style-name="P13">Audio system for SDL is based on SDL_mixer lib</text:p>
        </text:list-item>
        <text:list-item>
          <text:p text:style-name="P13">Sound volume is now expressed inside engine as percents (0..100% - 0 is silence, 100% - full volume); this ease the porting between SDL and DirectX</text:p>
        </text:list-item>
        <text:list-item>
          <text:p text:style-name="P13">Sound pan is now expressed as percents (-100%..100% - -100% is full left, silence right and so on)</text:p>
        </text:list-item>
        <text:list-item>
          <text:p text:style-name="P13">Added a WeaponLib, which you may query if a unit can fire another unit using a certain weapon</text:p>
        </text:list-item>
        <text:list-item>
          <text:p text:style-name="P13">Quick load and save in engine (CSL classes still won’t serialize/deserialize – too lazy)</text:p>
        </text:list-item>
        <text:list-item>
          <text:p text:style-name="P13">Projectiles and Aircrafts now have a Z axis</text:p>
        </text:list-item>
        <text:list-item>
          <text:p text:style-name="P13">Added “time-to-live” for projectiles</text:p>
        </text:list-item>
        <text:list-item>
          <text:p text:style-name="P13">Added code to detect platform (operating system and compiler)</text:p>
        </text:list-item>
        <text:list-item>
          <text:p text:style-name="P13">Cons (<text:a xlink:type="simple" xlink:href="http://www.dsmit.com/cons" text:style-name="Internet_20_link" text:visited-style-name="Visited_20_Internet_20_Link"><text:span text:style-name="Internet_20_link"><text:span text:style-name="T6">http://www.dsmit.com/cons</text:span></text:span></text:a><text:span text:style-name="T7">) </text:span>script to build on *nix (still to improve, for selection of system – SDL or other, certain help for usage)</text:p>
        </text:list-item>
        <text:list-item>
          <text:p text:style-name="P13">A particle system (codenamed Mot); it has powerful features but, unfortunately it’s not 100% operational and is not integrated into engine nor it has an editor</text:p>
        </text:list-item>
        <text:list-item>
          <text:p text:style-name="P13">Terrain generators (will be integrated into 0.9.8 for the automatic map generation feature)</text:p>
        </text:list-item>
        <text:list-item>
          <text:p text:style-name="P13">Scripting interface for Aircrafts</text:p>
        </text:list-item>
        <text:list-item>
          <text:p text:style-name="P13">Scripting interface for Statics</text:p>
        </text:list-item>
        <text:list-item>
          <text:p text:style-name="P13">Aircraft and Dropship Info controls</text:p>
        </text:list-item>
        <text:list-item>
          <text:p text:style-name="P13">Added Boids class (not integrated/editable in the engine)</text:p>
        </text:list-item>
        <text:list-item>
          <text:p text:style-name="P13">Added Oscilator subsys</text:p>
        </text:list-item>
        <text:list-item>
          <text:p text:style-name="P13">Reading and writing structures (statics, infantry, vehicles) is performed through serialization/deserialization interface (and is no longer dependent on enum size or data alignment, allowing flexibility).</text:p>
        </text:list-item>
        <text:list-item>
          <text:p text:style-name="P13">Added improved logging classes (logOut class and logMethod class)</text:p>
        </text:list-item>
        <text:list-item>
          <text:p text:style-name="P13">Alpha blending; PaintSpriteToSurface and PaintSurfaceToSurface now take a new parameter (initialized) - an alpha value; it was tested on SDL and it works; it was also tested on DirectX, but it seems that it won’t work (either with the code or with my hardware)</text:p>
        </text:list-item>
      </text:list>
      <text:list xml:id="list142139696178011" text:continue-list="list142138492887771" text:style-name="WW8Num14">
        <text:list-item>
          <text:list>
            <text:list-item>
              <text:h text:style-name="Heading_20_3" text:outline-level="3"><text:bookmark-start text:name="__RefHeading___Toc102807181"/>System Requirements<text:bookmark-end text:name="__RefHeading___Toc102807181"/></text:h>
            </text:list-item>
          </text:list>
        </text:list-item>
      </text:list>
      <text:p text:style-name="Standard">Hardware requirements are the same as previous versions.</text:p>
      <text:p text:style-name="Standard"/>
      <text:p text:style-name="Standard">Software requirements are as follows:</text:p>
      <text:list text:style-name="WW8Num41">
        <text:list-item>
          <text:p text:style-name="P14">Either Borland C++ Builder 6</text:p>
        </text:list-item>
        <text:list-item>
          <text:p text:style-name="P14"><text:soft-page-break/>Or MSVC 6 (without patches)</text:p>
        </text:list-item>
      </text:list>
      <text:list xml:id="list2925848204" text:style-name="WW8Num35">
        <text:list-item>
          <text:p text:style-name="P15">DirectX7 SDK (includes and libs - you need to modify paths for MSVC projects)</text:p>
        </text:list-item>
        <text:list-item>
          <text:p text:style-name="P15">SDL 1.2.x (includes, libs; libs are provided for C++ Builder; also dll/so are must be located in a “public” place – either current running dir or else)</text:p>
        </text:list-item>
      </text:list>
      <text:p text:style-name="Standard"/>
      <text:p text:style-name="Standard">C++ Builder projects come with precompiled static libs for SDL_mixer and SDL_ttf.</text:p>
      <text:p text:style-name="Standard"/>
      <text:p text:style-name="Standard">Also, jpeg, png and zlib (static) are provided for both MSVC and C++Builder.</text:p>
      <text:p text:style-name="Standard"/>
      <text:p text:style-name="Standard">Various includes are located in src/Include.</text:p>
      <text:list text:continue-list="list142139696178011" text:style-name="WW8Num14">
        <text:list-item>
          <text:list>
            <text:list-item>
              <text:h text:style-name="Heading_20_3" text:outline-level="3"><text:bookmark-start text:name="__RefHeading___Toc102807182"/>Bugs and Issues<text:bookmark-end text:name="__RefHeading___Toc102807182"/></text:h>
            </text:list-item>
          </text:list>
        </text:list-item>
      </text:list>
      <text:p text:style-name="Standard">Fill-in the documentation (scripting interface is incomplete, editors documentation is missing completely).</text:p>
      <text:p text:style-name="Standard"/>
      <text:p text:style-name="Standard">Fix the controls that show units info.</text:p>
      <text:list text:continue-numbering="true" text:style-name="WW8Num14">
        <text:list-item>
          <text:list>
            <text:list-item>
              <text:h text:style-name="Heading_20_3" text:outline-level="3"><text:bookmark-start text:name="__RefHeading___Toc102807183"/>Credits<text:bookmark-end text:name="__RefHeading___Toc102807183"/></text:h>
            </text:list-item>
          </text:list>
        </text:list-item>
      </text:list>
      <text:p text:style-name="Standard">Programming: Stefan “Karg” Dicu</text:p>
      <text:p text:style-name="Standard">Additional Programming: Florin (fighter unit), Traian Pop (boids, helped with porting)</text:p>
      <text:p text:style-name="Standard">Graphics: Stefan “Max The FireRaven” Giurgiu (nomad unit, icons, various renderings), Karg (rion headquarters modeling)</text:p>
      <text:list xml:id="list142137608385371" text:continue-numbering="true" text:style-name="WW8Num14">
        <text:list-item>
          <text:list>
            <text:list-item>
              <text:h text:style-name="P9" text:outline-level="3" loext:marker-style-name="T4"><text:bookmark-start text:name="__RefHeading___Toc102807184"/>The Road Ahead(ToDo)<text:bookmark-end text:name="__RefHeading___Toc102807184"/></text:h>
            </text:list-item>
          </text:list>
        </text:list-item>
      </text:list>
      <text:p text:style-name="Standard">For the next RC planed for December 2004, the wish-list is:</text:p>
      <text:list text:style-name="WW8Num45">
        <text:list-item>
          <text:p text:style-name="P16">a functional *nix port </text:p>
        </text:list-item>
        <text:list-item>
          <text:p text:style-name="P16">document the cons build system</text:p>
        </text:list-item>
        <text:list-item>
          <text:p text:style-name="P16">improve the fighter unit (attack, move) </text:p>
        </text:list-item>
        <text:list-item>
          <text:p text:style-name="P16">endian independent file IO operations</text:p>
        </text:list-item>
        <text:list-item>
          <text:p text:style-name="P16">several missions (with AI and scripting) to showcase the engine capabilities and also player units scripts</text:p>
        </text:list-item>
      </text:list>
      <text:p text:style-name="Standard"/>
      <text:p text:style-name="Standard">Probably I will also include several features that are planned for 0.9.8 version:</text:p>
      <text:list text:continue-list="list2925848204" text:style-name="WW8Num35">
        <text:list-item>
          <text:p text:style-name="P15">terrain, ecosystem and cities automatic generation</text:p>
        </text:list-item>
        <text:list-item>
          <text:p text:style-name="P15">tactical computer</text:p>
        </text:list-item>
        <text:list-item>
          <text:p text:style-name="P15">virtual file system and zip IO</text:p>
        </text:list-item>
        <text:list-item>
          <text:p text:style-name="P15">dialog for loading and saving a mission</text:p>
        </text:list-item>
        <text:list-item>
          <text:p text:style-name="P15">battlegroup scripting interface</text:p>
        </text:list-item>
        <text:list-item>
          <text:p text:style-name="P15">selection improvement (that takes into account the rendering position rather than ground/layer maps)</text:p>
        </text:list-item>
        <text:list-item>
          <text:p text:style-name="P15">serialization/deserialization for CSL classes</text:p>
        </text:list-item>
        <text:list-item>
          <text:p text:style-name="P15">replays (that is going to be *fun*)</text:p>
        </text:list-item>
        <text:list-item>
          <text:p text:style-name="P15">portable png loading (tweak pngdib or something else)</text:p>
        </text:list-item>
      </text:list>
      <text:p text:style-name="P10"/>
      <text:p text:style-name="Standard">As for the 0.9.8, this will be the last version of the engine before a “final” release. Probably it will take some 6 months to add all the wanted features above – as a rough estiamation this would be may 2005.</text:p>
      <text:p text:style-name="Standard"/>
      <text:p text:style-name="Standard">Right now I do R&amp;D to push this engine to another level – 3D.</text:p>
      <text:p text:style-name="Standard"/>
      <text:list text:continue-list="list142137608385371" text:style-name="WW8Num14">
        <text:list-item>
          <text:h text:style-name="Heading_20_2" text:outline-level="2"><text:bookmark-start text:name="__RefHeading___Toc102807185"/><text:soft-page-break/>Version 0.9.0 RC2 – “We Ride As One”<text:bookmark-end text:name="__RefHeading___Toc102807185"/></text:h>
          <text:list>
            <text:list-item>
              <text:h text:style-name="Heading_20_3" text:outline-level="3"><text:bookmark-start text:name="__RefHeading___Toc102807186"/>History<text:bookmark-end text:name="__RefHeading___Toc102807186"/></text:h>
            </text:list-item>
          </text:list>
        </text:list-item>
      </text:list>
      <text:p text:style-name="Standard"/>
      <text:p text:style-name="Standard">This version contains various bug fixes over the previous 0.9.0RC1. This version was developed during February 2003.</text:p>
      <text:list text:continue-numbering="true" text:style-name="WW8Num14">
        <text:list-item>
          <text:list>
            <text:list-item>
              <text:h text:style-name="Heading_20_3" text:outline-level="3"><text:bookmark-start text:name="__RefHeading___Toc102807187"/>Changes from 0.9.0 RC1<text:bookmark-end text:name="__RefHeading___Toc102807187"/></text:h>
            </text:list-item>
          </text:list>
        </text:list-item>
      </text:list>
      <text:p text:style-name="Standard">Only bugs and incorrect behaviors were dealt with, no features were added.</text:p>
      <text:list xml:id="list142139396740226" text:continue-numbering="true" text:style-name="WW8Num14">
        <text:list-item>
          <text:list>
            <text:list-item>
              <text:h text:style-name="Heading_20_3" text:outline-level="3"><text:bookmark-start text:name="__RefHeading___Toc102807188"/>Bugs and Issues<text:bookmark-end text:name="__RefHeading___Toc102807188"/></text:h>
            </text:list-item>
          </text:list>
        </text:list-item>
      </text:list>
      <text:p text:style-name="Standard">Corrected bugs:</text:p>
      <text:list text:style-name="WW8Num11">
        <text:list-item>
          <text:p text:style-name="P17">MapEditor: grid show</text:p>
        </text:list-item>
        <text:list-item>
          <text:p text:style-name="P17">MapEditor: selection by unit type and by unit relation to the player</text:p>
        </text:list-item>
        <text:list-item>
          <text:p text:style-name="P17">MapEditor: load&amp;save desktop now works</text:p>
        </text:list-item>
        <text:list-item>
          <text:p text:style-name="P17">MapEditor: popup menu for script-related memos</text:p>
        </text:list-item>
        <text:list-item>
          <text:p text:style-name="P17">MapEditor: compilation errors for mission, infantry and vehicle scripting</text:p>
        </text:list-item>
        <text:list-item>
          <text:p text:style-name="P17">Script Reference Doc: added documented infantry noise-related functions</text:p>
        </text:list-item>
        <text:list-item>
          <text:p text:style-name="P17">Losing surfaces while running another DirectX application over MapEditor</text:p>
        </text:list-item>
      </text:list>
      <text:p text:style-name="Standard"/>
      <text:p text:style-name="Standard">Known Bugs:</text:p>
      <text:list xml:id="list1317934056" text:style-name="WW8Num13">
        <text:list-item>
          <text:p text:style-name="P18">Objects may dissapear ocassionaly from the map while moving</text:p>
        </text:list-item>
        <text:list-item>
          <text:p text:style-name="P18">Moving the cursor over a unit while a group is selected makes a rectangle get cleared in the unit info area (it’s probably a forgotten control which is related to the mouse over action)</text:p>
        </text:list-item>
        <text:list-item>
          <text:p text:style-name="P18">Unit info areas are in disorder (misaligned labels and such); that’s no problem, it is supposed to be this way</text:p>
        </text:list-item>
        <text:list-item>
          <text:p text:style-name="P18">Units larger than 1x1 tiles behave at pathfinding like those of 1x1 size; this causes overlapping units. Will be fixed in future releases</text:p>
        </text:list-item>
      </text:list>
      <text:list text:continue-list="list142139396740226" text:style-name="WW8Num14">
        <text:list-item>
          <text:list>
            <text:list-item>
              <text:h text:style-name="Heading_20_3" text:outline-level="3"><text:bookmark-start text:name="__RefHeading___Toc102807189"/>Credits<text:bookmark-end text:name="__RefHeading___Toc102807189"/></text:h>
            </text:list-item>
          </text:list>
        </text:list-item>
      </text:list>
      <text:p text:style-name="Standard">None.</text:p>
      <text:p text:style-name="Standard"/>
      <text:list text:continue-numbering="true" text:style-name="WW8Num14">
        <text:list-item>
          <text:h text:style-name="Heading_20_2" text:outline-level="2"><text:bookmark-start text:name="__RefHeading___Toc102807190"/>Version 0.9.0 RC1 – “We Ride As One”<text:bookmark-end text:name="__RefHeading___Toc102807190"/></text:h>
          <text:list>
            <text:list-item>
              <text:h text:style-name="Heading_20_3" text:outline-level="3"><text:bookmark-start text:name="__RefHeading___Toc102807191"/>History<text:bookmark-end text:name="__RefHeading___Toc102807191"/></text:h>
            </text:list-item>
          </text:list>
        </text:list-item>
      </text:list>
      <text:p text:style-name="Standard"/>
      <text:p text:style-name="Standard">This version was developed between mid-october 2002 and january 2003, the effective development time being 12 weeks. Also, several bug were fixed and SDL porting was developed during the summer of 2002 by Mike “tamlin” Nordell (which, unfortunately, is not working for the engine anymore).</text:p>
      <text:p text:style-name="Standard"/>
      <text:p text:style-name="Standard">0.9.0 RC1 was supposed to be released at the end of November 2002. However, soon after the dev started, it turned that the engine framework is not able to support vehicles with turrets and the pathfinding algorithm cannot support units larger than 1x1 (cells). </text:p>
      <text:p text:style-name="Standard"/>
      <text:p text:style-name="Standard">The first problem was solved splitting object classes and moving functionalities to another class hierarchy called “subsystems”. This opened the path to objects that may perform simultaneous actions (like firing and moving) – which is not as simple as it seems <text:span text:style-name="T8"></text:span>. Both objects and subsystems hierarchies need refactoring (to a certain extent…) and the refactoring process will probably end with the release 1.0 (or…never? <text:span text:style-name="T8"></text:span>)</text:p>
      <text:p text:style-name="Standard"><text:soft-page-break/></text:p>
      <text:p text:style-name="Standard">The second problem was not solved and it will be fixed only in 1.0 </text:p>
      <text:p text:style-name="Standard"/>
      <text:p text:style-name="Standard">One feature (aircrafts – fighters/bombers/dropships) was left out. That’s because of the refactoring issue. They will appear in 0.9.5</text:p>
      <text:p text:style-name="Standard"/>
      <text:p text:style-name="Standard">Mission scripting was introduced instead and now it is possible to create your own missions. There’s a lot of control over mission variables provided by this scripting and I hope to see heart-breaking ground-shaking missions from the engine users <text:span text:style-name="T8"></text:span></text:p>
      <text:p text:style-name="P10"/>
      <text:p text:style-name="Standard">0.9.0 RC1 is pretty stable. Further testing will be performed and bug fixes will be integrated in the next RC’s.</text:p>
      <text:list xml:id="list142139357618442" text:continue-numbering="true" text:style-name="WW8Num14">
        <text:list-item>
          <text:list>
            <text:list-item>
              <text:h text:style-name="Heading_20_3" text:outline-level="3"><text:bookmark-start text:name="__RefHeading___Toc102807192"/>Changes from 0.8.6<text:bookmark-end text:name="__RefHeading___Toc102807192"/></text:h>
            </text:list-item>
          </text:list>
        </text:list-item>
      </text:list>
      <text:p text:style-name="Standard"/>
      <text:p text:style-name="Standard">Tools:</text:p>
      <text:list text:style-name="WW8Num31">
        <text:list-item>
          <text:p text:style-name="P19">Added vehicle editing to UnitsEd (the gui was designed, but no editing was possible)</text:p>
        </text:list-item>
        <text:list-item>
          <text:p text:style-name="P19">Corrected several issues in UnitsEd (MaskEdits increased capacity, added an edit box for infantry fire resistance)</text:p>
        </text:list-item>
        <text:list-item>
          <text:p text:style-name="P19">Added turret turn rate parameter for vehicles (UnitsEd)</text:p>
        </text:list-item>
        <text:list-item>
          <text:p text:style-name="P19">Added portrait for infantry and vehicles (UnitsEd)</text:p>
        </text:list-item>
        <text:list-item>
          <text:p text:style-name="P19">Added turret turn rate, minimum range for vehicles weapons, projectiles/shot (P/shot), track persist time and after effect sprite for weapons (both infantry and vehicles), max slope for ascending and descending (both infantry and vehicles) and bay capacity for vehicles (UnitsEd)</text:p>
        </text:list-item>
        <text:list-item>
          <text:p text:style-name="P19">Exit point for vehicles weapons in skeleton screen (UnitsEd)</text:p>
        </text:list-item>
        <text:list-item>
          <text:p text:style-name="P19">Added option for importing a large sprite for tile; the sprite will be automatically be splitted into 96x96 cells - the corresponding bitmaps and .dats will be generated (MapChunkEd)</text:p>
        </text:list-item>
        <text:list-item>
          <text:p text:style-name="P19">Re-added the altitude editor (MapEditor)</text:p>
        </text:list-item>
        <text:list-item>
          <text:p text:style-name="P19">Added vehicle editing in unit tree (MapEditor)</text:p>
        </text:list-item>
      </text:list>
      <text:p text:style-name="Standard"/>
      <text:p text:style-name="Standard">Engine features:</text:p>
      <text:list text:style-name="WW8Num40">
        <text:list-item>
          <text:p text:style-name="P20">Tanks (may fire while moving)</text:p>
        </text:list-item>
        <text:list-item>
          <text:p text:style-name="P20">Artillery units (may only fire if standing)</text:p>
        </text:list-item>
        <text:list-item>
          <text:p text:style-name="P20">Recons (tanks with high moving speed)</text:p>
        </text:list-item>
        <text:list-item>
          <text:p text:style-name="P20">Transport (may only carry infantry units, may fire while moving)</text:p>
        </text:list-item>
        <text:list-item>
          <text:p text:style-name="P20">Load action for Infantry units</text:p>
        </text:list-item>
        <text:list-item>
          <text:p text:style-name="P20">Unload and Unload all actions for transports (unload is only available from transport info area)</text:p>
        </text:list-item>
        <text:list-item>
          <text:p text:style-name="P20">Weapons explosions and projectiles for Spee and Lynx rendered</text:p>
        </text:list-item>
        <text:list-item>
          <text:p text:style-name="P20">Ballistic projectile</text:p>
        </text:list-item>
        <text:list-item>
          <text:p text:style-name="P20">Muzzle points</text:p>
        </text:list-item>
        <text:list-item>
          <text:p text:style-name="P20">Path finding considers terrain type, propulsion type (hovers may pass over water) and altitude difference (slope for descending/ascending)</text:p>
        </text:list-item>
        <text:list-item>
          <text:p text:style-name="P20">Units view now considers altitude (some sort of raycast)</text:p>
        </text:list-item>
        <text:list-item>
          <text:p text:style-name="P20">Projectile trajectory takes into account altitudes</text:p>
        </text:list-item>
        <text:list-item>
          <text:p text:style-name="P20">Unit info areas (brief info about units, group selections)</text:p>
        </text:list-item>
        <text:list-item>
          <text:p text:style-name="P20">Smart screenshots</text:p>
        </text:list-item>
        <text:list-item>
          <text:p text:style-name="P20">Mission scripting (see the PPT Script <text:s/>Language Reference.doc)</text:p>
        </text:list-item>
        <text:list-item>
          <text:p text:style-name="P20">Added UnitType function for infantry scripting</text:p>
        </text:list-item>
      </text:list>
      <text:p text:style-name="Standard"/>
      <text:p text:style-name="Standard">Architecture:</text:p>
      <text:list text:style-name="WW8Num36">
        <text:list-item>
          <text:p text:style-name="P21">Too many changes</text:p>
        </text:list-item>
      </text:list>
      <text:p text:style-name="Standard"><text:soft-page-break/></text:p>
      <text:p text:style-name="Standard">Scripts:</text:p>
      <text:list text:style-name="WW8Num29">
        <text:list-item>
          <text:p text:style-name="P22">Infantry bots: camper, assault</text:p>
        </text:list-item>
        <text:list-item>
          <text:p text:style-name="P22">Vehicles bots: artillery, melee tank, dug-in tank</text:p>
        </text:list-item>
        <text:list-item>
          <text:p text:style-name="P22">Missions scripts: BattleZone</text:p>
        </text:list-item>
      </text:list>
      <text:list xml:id="list142138725521969" text:continue-list="list142139357618442" text:style-name="WW8Num14">
        <text:list-item>
          <text:list>
            <text:list-item>
              <text:h text:style-name="Heading_20_3" text:outline-level="3"><text:bookmark-start text:name="__RefHeading___Toc102807193"/>System Requirements<text:bookmark-end text:name="__RefHeading___Toc102807193"/></text:h>
            </text:list-item>
          </text:list>
        </text:list-item>
      </text:list>
      <text:p text:style-name="Standard">The minimum system requirements for 0.9.0 are:</text:p>
      <text:list xml:id="list4059408958" text:style-name="WW8Num37">
        <text:list-item>
          <text:p text:style-name="P23">500Mhz processor</text:p>
        </text:list-item>
        <text:list-item>
          <text:p text:style-name="P23">64Mb RAM</text:p>
        </text:list-item>
        <text:list-item>
          <text:p text:style-name="P23">8Mb or more video ram and a fast videocard; it won’t work on laptops or older videocards</text:p>
        </text:list-item>
        <text:list-item>
          <text:p text:style-name="P23">Windows (any 9x/ME/2000/XP) and DirectX 5.0 (the binaries in the distribution pack are linked with DirectX 7.0, so you need to recompile)</text:p>
        </text:list-item>
      </text:list>
      <text:list xml:id="list142138243533493" text:continue-list="list142138725521969" text:style-name="WW8Num14">
        <text:list-item>
          <text:list>
            <text:list-item>
              <text:h text:style-name="Heading_20_3" text:outline-level="3"><text:bookmark-start text:name="__RefHeading___Toc102807194"/>Bugs and Issues<text:bookmark-end text:name="__RefHeading___Toc102807194"/></text:h>
            </text:list-item>
          </text:list>
        </text:list-item>
      </text:list>
      <text:p text:style-name="Standard">Corrected bugs:</text:p>
      <text:list text:continue-list="list1317934056" text:style-name="WW8Num13">
        <text:list-item>
          <text:p text:style-name="P18">Engine: firing all weapons won’t give any visual result; this was due to the CanBePlaced method which returned false for CIGDamage and CIGEffect objects <text:span text:style-name="T8"></text:span></text:p>
        </text:list-item>
        <text:list-item>
          <text:p text:style-name="P18">Corrected crashing bug in CIGBulletObject::Explode() if the effect sprite was null (in units editor editor there was a blank filename) – no filename, no sprite that is</text:p>
        </text:list-item>
        <text:list-item>
          <text:p text:style-name="P18">Corrected a bug in Map Editor: at exit there was an exception; this was due to the fact that a global variable value (gPath, a string) was deallocated while the logfile calls still need the value</text:p>
        </text:list-item>
        <text:list-item>
          <text:p text:style-name="P18">Saving a map in map editor may result in an exception: this was due to a wrong parameter passed to FMain::SaveMap</text:p>
        </text:list-item>
        <text:list-item>
          <text:p text:style-name="P18">Taking screenshots resulted in corrupted bitmaps (Tamlin)</text:p>
        </text:list-item>
        <text:list-item>
          <text:p text:style-name="P18">Hiding command panel (pressing space) had a small bug (Tamlin)</text:p>
        </text:list-item>
        <text:list-item>
          <text:p text:style-name="P18">Right clicking in mini-map now sets the center of the view for the map (Tamlin)</text:p>
        </text:list-item>
        <text:list-item>
          <text:p text:style-name="P18">Making teams did not worked (this was due the fact that at deserialization objects were not added to OWNEDUNITS list)</text:p>
        </text:list-item>
        <text:list-item>
          <text:p text:style-name="P18">Fixed a bug in FireAt script function which rendered the function useless</text:p>
        </text:list-item>
        <text:list-item>
          <text:p text:style-name="P18">Fixed bugs when projectiles (rockets/bullets) exploding crashed</text:p>
        </text:list-item>
      </text:list>
      <text:p text:style-name="P10"/>
      <text:p text:style-name="Standard">Known Bugs:</text:p>
      <text:list text:continue-numbering="true" text:style-name="WW8Num13">
        <text:list-item>
          <text:p text:style-name="P18">Objects may dissapear ocassionaly from the map while moving</text:p>
        </text:list-item>
        <text:list-item>
          <text:p text:style-name="P18">Moving the cursor over a unit while a group is selected makes a rectangle get cleared in the unit info area (it’s probably a forgotten control which is related to the mosue over action)</text:p>
        </text:list-item>
        <text:list-item>
          <text:p text:style-name="P18">Unit info areas are in disorder (misaligned labels and such); that’s no problem, it is supposed to be this way</text:p>
        </text:list-item>
        <text:list-item>
          <text:p text:style-name="P18">Units larger than 1x1 tiles behave at pathfinding like those of 1x1 size; this causes overlapping units. Will be fixed in future releases</text:p>
        </text:list-item>
      </text:list>
      <text:p text:style-name="Standard"/>
      <text:p text:style-name="Standard">Issues:</text:p>
      <text:list xml:id="list142138757759852" text:continue-numbering="true" text:style-name="WW8Num13">
        <text:list-item>
          <text:p text:style-name="P18">take care that modifying the counters means that you have to (re)compile both the engine and the map editor and that old maps (that have different values for the counters) need to be re-saved in the map editor. Otherwise, at deserialization, the counters will receive their older values</text:p>
        </text:list-item>
        <text:list-item>
          <text:p text:style-name="P18">the bots implemented in scripts are not very intelligent; but since none of us is an AI expert, we have to read and learn things about this on the move</text:p>
        </text:list-item>
      </text:list>
      <text:p text:style-name="Standard"/>
      <text:list xml:id="list142138016760879" text:continue-list="list142138243533493" text:style-name="WW8Num14">
        <text:list-item>
          <text:list>
            <text:list-item>
              <text:h text:style-name="Heading_20_3" text:outline-level="3"><text:bookmark-start text:name="__RefHeading___Toc102807195"/><text:soft-page-break/>Credits<text:bookmark-end text:name="__RefHeading___Toc102807195"/></text:h>
            </text:list-item>
          </text:list>
        </text:list-item>
      </text:list>
      <text:p text:style-name="Standard">The following individuals contributed to the 0.9.0 RC1:</text:p>
      <text:list xml:id="list142138319373400" text:continue-list="list142138757759852" text:style-name="WW8Num13">
        <text:list-item>
          <text:p text:style-name="P18">Stefan “Karg” Dicu – project manager, main features implementation</text:p>
        </text:list-item>
        <text:list-item>
          <text:p text:style-name="P18">Mike “tamlin” Nordell – SDL port, alpha-blending, bug-fixes</text:p>
        </text:list-item>
      </text:list>
      <text:list xml:id="list142137886630588" text:continue-list="list142138016760879" text:style-name="WW8Num14">
        <text:list-item>
          <text:list>
            <text:list-item>
              <text:h text:style-name="P9" text:outline-level="3" loext:marker-style-name="T4"><text:bookmark-start text:name="__RefHeading___Toc102807196"/>The Road Ahead (ToDo)<text:bookmark-end text:name="__RefHeading___Toc102807196"/></text:h>
            </text:list-item>
          </text:list>
        </text:list-item>
      </text:list>
      <text:p text:style-name="Standard">The 0.9.0 RC1 version will undertake a stress test during February 2003. The bugs that will be found will be fixed and further RC’s will be available for download.</text:p>
      <text:p text:style-name="Standard"/>
      <text:p text:style-name="Standard">The next version is 0.9.5. There is not a target date for this release, since it is unclear of the features it will include. However, here’s a brief wishlist:</text:p>
      <text:list text:continue-list="list142138319373400" text:style-name="WW8Num13">
        <text:list-item>
          <text:p text:style-name="P18">Aircrafts – fighters (fixed and rotary wing) and dropships</text:p>
        </text:list-item>
        <text:list-item>
          <text:p text:style-name="P18">Layered buildings (animated buildings)</text:p>
        </text:list-item>
        <text:list-item>
          <text:p text:style-name="P18">Save and load</text:p>
        </text:list-item>
        <text:list-item>
          <text:p text:style-name="P18">Png loading support</text:p>
        </text:list-item>
        <text:list-item>
          <text:p text:style-name="P18">Alphablending</text:p>
        </text:list-item>
        <text:list-item>
          <text:p text:style-name="P18">Battlegroup scripting</text:p>
        </text:list-item>
      </text:list>
      <text:p text:style-name="P24"/>
      <text:list text:continue-list="list142137886630588" text:style-name="WW8Num14">
        <text:list-item>
          <text:h text:style-name="Heading_20_2" text:outline-level="2"><text:bookmark-start text:name="__RefHeading___Toc102807197"/>Version 0.8.6 – “Honor Valor Pride”<text:bookmark-end text:name="__RefHeading___Toc102807197"/></text:h>
          <text:list>
            <text:list-item>
              <text:h text:style-name="Heading_20_3" text:outline-level="3"><text:bookmark-start text:name="__RefHeading___Toc102807198"/>History<text:bookmark-end text:name="__RefHeading___Toc102807198"/></text:h>
            </text:list-item>
          </text:list>
        </text:list-item>
      </text:list>
      <text:p text:style-name="Standard">The version was designed and developed between march 2002 and mid-june 2002. It should have been released mid-march 2002, but there were a lot of things to be done and the time was extremely short (two jobs on my part, running from here to there <text:span text:style-name="T9"></text:span>). “The lot of things to be done” are the result of the email brainstorming sessions with Mike Nordell and somehow come to renew the engine in the architecture details and in the code base. </text:p>
      <text:p text:style-name="Standard"/>
      <text:p text:style-name="Standard">It should have been extremely simple just to implement the features of 0.8.6 upon the 0.8.5 codebase/architecture but…The big problem was that the engine and map editor used different sources and the architecures were fairly different. Implementing a feature meant writing the code twice and testing the code twice, which tends not only to be a time consuming task but a nerve-shredding one. So the big decision to rewrite the map editor with the engine classes had been taken and this was the source of delays. </text:p>
      <text:p text:style-name="Standard"/>
      <text:p text:style-name="Standard">This was also a period used for testing various ideas: png loading support, zip file support (Quake style), SDL porting, serialization/deserialization, MSVC compiling, windowed mode support, CVS repository, alpha-blending, directory organization. Some of these things find their way through, some others stayed out and possibly will be infused during the next releases.</text:p>
      <text:p text:style-name="Standard"/>
      <text:p text:style-name="Standard">The 0.8.6 is pretty instable since there wasn’t time to test it properly. However, the next features will use this version as a base and we hope bugs will be hunted down until then.</text:p>
      <text:p text:style-name="Standard"/>
      <text:p text:style-name="Standard">Enough chit-chat. Off to the technical aspects.</text:p>
      <text:list xml:id="list142138812286776" text:continue-numbering="true" text:style-name="WW8Num14">
        <text:list-item>
          <text:list>
            <text:list-item>
              <text:h text:style-name="Heading_20_3" text:outline-level="3"><text:bookmark-start text:name="__RefHeading___Toc102807199"/>Changes from 0.8.5<text:bookmark-end text:name="__RefHeading___Toc102807199"/></text:h>
            </text:list-item>
          </text:list>
        </text:list-item>
      </text:list>
      <text:p text:style-name="Standard">Take note that the directory structure of the project has been dramatically altered. This is due to the fact that the project will have a CVS repository at SourceForge so it needed other organization. I think that the structure is “natural” now. </text:p>
      <text:p text:style-name="Standard"/>
      <text:p text:style-name="Standard">Also note that maps of 0.8.6 are incompatible with previous version maps. I really doubt that there’s some one who really cares about this, but still it is nice to notify the users. Also the .dat <text:soft-page-break/>files containing tiles informations (.dat’s edited with the previous TileEd) are incompatible with the 0.8.6 .dat’s (containing map chunks)</text:p>
      <text:p text:style-name="Standard"/>
      <text:p text:style-name="Standard">Engine features:</text:p>
      <text:list text:style-name="WW8Num19">
        <text:list-item>
          <text:p text:style-name="P25">improved terrain like water, shores and ground; they form now a sort of layers</text:p>
        </text:list-item>
        <text:list-item>
          <text:p text:style-name="P25">compiles with MSVC</text:p>
        </text:list-item>
        <text:list-item>
          <text:p text:style-name="P25">infantry scripts deal with map visibility and map terrain (see the script reference for details)</text:p>
        </text:list-item>
        <text:list-item>
          <text:p text:style-name="P25">map-on-disk optimization: an empty 50x50 map now starts at 27kb comparing with a 300kb as it was in previous versions (not that it would count too much)</text:p>
        </text:list-item>
        <text:list-item>
          <text:p text:style-name="P25">windowed mode graphics (use Renderer = "DIRECTXWINDOWED" in PPInGame.cfg)</text:p>
        </text:list-item>
      </text:list>
      <text:p text:style-name="Standard"/>
      <text:p text:style-name="Block_20_Text">Map editor features:</text:p>
      <text:list text:style-name="WW8Num34">
        <text:list-item>
          <text:p text:style-name="P26">the tile editor was redesigned; the tile is now known as “map chunk”, since it really is a piece of map, containing the pieces of the ground (terrain, if this clarifies the view)</text:p>
        </text:list-item>
        <text:list-item>
          <text:p text:style-name="P26">the map chunk may have sizes from 1x1 to 5x5 and this may be extended to any size</text:p>
        </text:list-item>
        <text:list-item>
          <text:p text:style-name="P26">map chunks may be dropped into the map as any other item (units, statics), making the map editing a breeze</text:p>
        </text:list-item>
        <text:list-item>
          <text:p text:style-name="P26">visialization of the map chunks in the <text:span text:style-name="T10">Preview</text:span> window</text:p>
        </text:list-item>
      </text:list>
      <text:p text:style-name="Block_20_Text"/>
      <text:p text:style-name="Standard">Architecture:</text:p>
      <text:list xml:id="list708940211" text:style-name="WW8Num24">
        <text:list-item>
          <text:p text:style-name="P27">the map editor now uses the engine classes – unified architecture</text:p>
        </text:list-item>
        <text:list-item>
          <text:p text:style-name="P27">added a serialization/deserialization mechanism; for the moment it is only used for static save/load – in the map editor. It should be possibly to implement a game load/save option (dynamic) if one adds serialization/deserialization to the Action/ActionList, PathServer, PathAlgorithm and ZCsl classes</text:p>
        </text:list-item>
        <text:list-item>
          <text:p text:style-name="P27">the mBaseTile in the layer map become a list and now hosts several tiles classes (CbaseTile); at the maximum it may hold two tile classes, a water type and a shore type</text:p>
        </text:list-item>
        <text:list-item>
          <text:p text:style-name="P27">added type member to the CbaseTile; a tile may be water, shore or ground</text:p>
        </text:list-item>
        <text:list-item>
          <text:p text:style-name="P27">removed the Ttile structure and added CauxMapChunk and CauxMapData in Tile.h/cpp</text:p>
        </text:list-item>
        <text:list-item>
          <text:p text:style-name="P27">modified the Tools.h/cpp to properly identify the file types and extract informations from it</text:p>
        </text:list-item>
        <text:list-item>
          <text:p text:style-name="P27">removed unused constants in *Defines header files (spring cleaning! <text:span text:style-name="T9"></text:span>)</text:p>
        </text:list-item>
        <text:list-item>
          <text:p text:style-name="P27">optimized the map saving algorithm</text:p>
        </text:list-item>
        <text:list-item>
          <text:p text:style-name="P27">class for holding map editor desktop settings (it doesn’t have serialization/deserialization though <text:span text:style-name="T9"></text:span>)</text:p>
        </text:list-item>
        <text:list-item>
          <text:p text:style-name="P27">disabled: map editor altitude editor</text:p>
        </text:list-item>
        <text:list-item>
          <text:p text:style-name="P27">added sprite list groups in CPGIGraphicSystem: one for general sprites and other for mission related sprites (infantry sprites, tiles, buildings); it was necessary to split the former sprite list because of the serialization/deserialization issues</text:p>
        </text:list-item>
        <text:list-item>
          <text:p text:style-name="P27">added battlegroup description</text:p>
        </text:list-item>
      </text:list>
      <text:list xml:id="list142137911043199" text:continue-list="list142138812286776" text:style-name="WW8Num14">
        <text:list-item>
          <text:list>
            <text:list-item>
              <text:h text:style-name="Heading_20_3" text:outline-level="3"><text:bookmark-start text:name="__RefHeading___Toc102807200"/>System Requirements<text:bookmark-end text:name="__RefHeading___Toc102807200"/></text:h>
            </text:list-item>
          </text:list>
        </text:list-item>
      </text:list>
      <text:p text:style-name="Standard">The minimum system requirements for 0.8.6 are:</text:p>
      <text:list xml:id="list142139269144035" text:continue-list="list4059408958" text:style-name="WW8Num37">
        <text:list-item>
          <text:p text:style-name="P23">A minimum 500Mhz processor if you plan using complex unit scripts; else stick with a lower frequency bunny</text:p>
        </text:list-item>
        <text:list-item>
          <text:p text:style-name="P23">64Mb RAM</text:p>
        </text:list-item>
        <text:list-item>
          <text:p text:style-name="P23">4Mb video memory</text:p>
        </text:list-item>
        <text:list-item>
          <text:p text:style-name="P23">Windows (any 9x/ME/2000/XP) and DirectX 5.0 (the binaries in the distribution pack are linked with DirectX 7.0, so you need to recompile)</text:p>
        </text:list-item>
      </text:list>
      <text:list xml:id="list142138965119436" text:continue-list="list142137911043199" text:style-name="WW8Num14">
        <text:list-item>
          <text:list>
            <text:list-item>
              <text:h text:style-name="Heading_20_3" text:outline-level="3"><text:bookmark-start text:name="__RefHeading___Toc102807201"/>Bugs<text:bookmark-end text:name="__RefHeading___Toc102807201"/></text:h>
            </text:list-item>
          </text:list>
        </text:list-item>
      </text:list>
      <text:p text:style-name="Standard">I tried to remove the obvious bugs and for normal usage it should be pretty stable. More testing is needed though.</text:p>
      <text:p text:style-name="Standard"/>
      <text:p text:style-name="Standard"><text:soft-page-break/>Known bugs:</text:p>
      <text:list text:style-name="WW8Num12">
        <text:list-item>
          <text:p text:style-name="P28">disabled: in map editor the selection by condition (like relation of a unit to the player)</text:p>
        </text:list-item>
        <text:list-item>
          <text:p text:style-name="P28">disabled: map editor desktop load/save/restore</text:p>
        </text:list-item>
        <text:list-item>
          <text:p text:style-name="P28">running/ oading a map without an own unit in it hangs for 10-20 seconds or so; don’t know why</text:p>
        </text:list-item>
      </text:list>
      <text:list text:continue-list="list708940211" text:style-name="WW8Num24">
        <text:list-item>
          <text:p text:style-name="P27">dropping a water tile over a unit causes the unit to dissapear from the layer map; the unit still appears on the map, but it cannot be selected anymore; in the engine, the unit will walk on the water <text:span text:style-name="T9"></text:span></text:p>
        </text:list-item>
      </text:list>
      <text:p text:style-name="P7"/>
      <text:p text:style-name="P7">Not-quite-bugs:</text:p>
      <text:list text:continue-numbering="true" text:style-name="WW8Num24">
        <text:list-item>
          <text:p text:style-name="P27">an edge cannot be dropped on the water (this is the normal comportament, though)</text:p>
        </text:list-item>
        <text:list-item>
          <text:p text:style-name="P27">the map editor “view all map on editing” feature is very rude</text:p>
        </text:list-item>
      </text:list>
      <text:list xml:id="list142138858522253" text:continue-list="list142138965119436" text:style-name="WW8Num14">
        <text:list-item>
          <text:list>
            <text:list-item>
              <text:h text:style-name="P9" text:outline-level="3" loext:marker-style-name="T4"><text:bookmark-start text:name="__RefHeading___Toc102807202"/>The Road Ahead (ToDo)<text:bookmark-end text:name="__RefHeading___Toc102807202"/> </text:h>
            </text:list-item>
          </text:list>
        </text:list-item>
      </text:list>
      <text:p text:style-name="Standard">The next major release will be 0.9.0 and is planned for november 2002. A wish-list for this version is dumped below:</text:p>
      <text:list xml:id="list1344121457" text:style-name="WW8Num44">
        <text:list-item>
          <text:p text:style-name="P29">vehicles (tanks, recons, transport, artillery)</text:p>
        </text:list-item>
        <text:list-item>
          <text:p text:style-name="P29">aircrafts (fixed and rotary wing, dropships, starships)</text:p>
        </text:list-item>
        <text:list-item>
          <text:p text:style-name="P29">realistic missiles trajectories (that takes into account map heights)</text:p>
        </text:list-item>
        <text:list-item>
          <text:p text:style-name="P29">true unit line of sight(that takes into account map heights)</text:p>
        </text:list-item>
        <text:list-item>
          <text:p text:style-name="P29">enhanced stimulus (e.g. infrared and UV rays)</text:p>
        </text:list-item>
        <text:list-item>
          <text:p text:style-name="P29">realistic sound propagation</text:p>
        </text:list-item>
      </text:list>
      <text:p text:style-name="P10"/>
      <text:p text:style-name="P10"/>
      <text:list text:continue-list="list142138858522253" text:style-name="WW8Num14">
        <text:list-item>
          <text:h text:style-name="Heading_20_2" text:outline-level="2"><text:bookmark-start text:name="__RefHeading___Toc102807203"/>Version 0.8.5<text:bookmark-end text:name="__RefHeading___Toc102807203"/></text:h>
          <text:list>
            <text:list-item>
              <text:h text:style-name="Heading_20_3" text:outline-level="3"><text:bookmark-start text:name="__RefHeading___Toc102807204"/>History<text:bookmark-end text:name="__RefHeading___Toc102807204"/></text:h>
            </text:list-item>
          </text:list>
        </text:list-item>
      </text:list>
      <text:p text:style-name="Standard">The version was developed between january 20<text:span text:style-name="T5">th</text:span> , 2002 and march 1<text:span text:style-name="T5">st</text:span>, 2002. I thank Mike Nordell (<text:a xlink:type="simple" xlink:href="mailto:tamlin@algonet.se" text:style-name="Internet_20_link" text:visited-style-name="Visited_20_Internet_20_Link"><text:span text:style-name="Internet_20_link">tamlin@algonet.se</text:span></text:a>) for suggestions, bug fixes, various engine enhancements and for hunting down the __closures in the engine <text:span text:style-name="T9"></text:span></text:p>
      <text:list xml:id="list142138172366914" text:continue-numbering="true" text:style-name="WW8Num14">
        <text:list-item>
          <text:list>
            <text:list-item>
              <text:h text:style-name="Heading_20_3" text:outline-level="3"><text:bookmark-start text:name="__RefHeading___Toc102807205"/>Changes from 0.8.0<text:bookmark-end text:name="__RefHeading___Toc102807205"/></text:h>
            </text:list-item>
          </text:list>
        </text:list-item>
      </text:list>
      <text:p text:style-name="Standard">The sources are more portable than before, since things specific to the Borland Builder have been removed from the code (especially the __closure stuff). Now one may chose to compile the engine with both MSVC and Builder.</text:p>
      <text:p text:style-name="Standard"/>
      <text:p text:style-name="Standard">Scripting lib for infantry has been created and tested to some extent and various scripts for infantry AI have been coded. These bot scripts are still rudimentary, but I hope to enhance them with trajectory estimation, noise “feel”, memory and damage estimation (all together means the perfect bot <text:span text:style-name="T9"></text:span>)</text:p>
      <text:p text:style-name="Standard"/>
      <text:p text:style-name="Standard">It is possible that in the near future a frontend for a C-Robots style game will be written. (depending on the time I’ll have available).</text:p>
      <text:p text:style-name="Standard"/>
      <text:p text:style-name="Standard">Engine features:</text:p>
      <text:list text:style-name="WW8Num16">
        <text:list-item>
          <text:p text:style-name="P30">fog-of-war was added; there is tech support for C&amp;C and Starcraft styles, but since the graphics system cannot draw alpha-blending sprites, only the C&amp;C style is used</text:p>
        </text:list-item>
        <text:list-item>
          <text:p text:style-name="P30">map views and sharing them between battle groups</text:p>
        </text:list-item>
        <text:list-item>
          <text:p text:style-name="P30">script handling was improved; a script is stored only once even if it is used by several units</text:p>
        </text:list-item>
        <text:list-item>
          <text:p text:style-name="P30">the infantry script library was designed and implemented </text:p>
        </text:list-item>
        <text:list-item>
          <text:p text:style-name="P30">infantry unit action “suppress fire” was added (is similar to “attack ground”)</text:p>
        </text:list-item>
        <text:list-item>
          <text:p text:style-name="P30"><text:soft-page-break/>infantry unit action “take cover” (spreads the selected units); this action will be modified to take advantage of the terrain altitudes</text:p>
        </text:list-item>
        <text:list-item>
          <text:p text:style-name="P30">infantry units may “hear” and react to noises (however, the noise generation – movement, weapons fire, weapons hit, will be introduced only in version 0.9.5)</text:p>
        </text:list-item>
        <text:list-item>
          <text:p text:style-name="P30">a load of infantry bots scripts have been written and are available for test</text:p>
        </text:list-item>
      </text:list>
      <text:p text:style-name="Standard"/>
      <text:p text:style-name="Block_20_Text">Map editor features:</text:p>
      <text:list text:style-name="WW8Num22">
        <text:list-item>
          <text:p text:style-name="P31">none</text:p>
        </text:list-item>
      </text:list>
      <text:p text:style-name="Block_20_Text"/>
      <text:p text:style-name="Standard">Architecture:</text:p>
      <text:list text:style-name="WW8Num25">
        <text:list-item>
          <text:p text:style-name="P32">added GbmpSave class, needed by the CPGIGraphicSystem::TakeScreenShot method (GbmpLoad.h)</text:p>
        </text:list-item>
      </text:list>
      <text:list text:continue-list="list142138172366914" text:style-name="WW8Num14">
        <text:list-item>
          <text:list>
            <text:list-item>
              <text:h text:style-name="Heading_20_3" text:outline-level="3"><text:bookmark-start text:name="__RefHeading___Toc102807206"/>System Requirements<text:bookmark-end text:name="__RefHeading___Toc102807206"/></text:h>
            </text:list-item>
          </text:list>
        </text:list-item>
      </text:list>
      <text:p text:style-name="Standard">The system requirements are same as for previous versions.</text:p>
      <text:list xml:id="list142138580968588" text:continue-numbering="true" text:style-name="WW8Num14">
        <text:list-item>
          <text:list>
            <text:list-item>
              <text:h text:style-name="Heading_20_3" text:outline-level="3"><text:bookmark-start text:name="__RefHeading___Toc102807207"/>Bugs<text:bookmark-end text:name="__RefHeading___Toc102807207"/></text:h>
            </text:list-item>
          </text:list>
        </text:list-item>
      </text:list>
      <text:p text:style-name="Standard"/>
      <text:p text:style-name="Standard">Corrected bugs:</text:p>
      <text:list text:style-name="WW8Num27">
        <text:list-item>
          <text:p text:style-name="P33">re-added the screenshot functionality</text:p>
        </text:list-item>
        <text:list-item>
          <text:p text:style-name="P33">dead units are eliminated from formations</text:p>
        </text:list-item>
        <text:list-item>
          <text:p text:style-name="P33">corrected team selection; dead units are removed from a team</text:p>
        </text:list-item>
        <text:list-item>
          <text:p text:style-name="P33">corrected rocket alignment to trajectory (a two-headed bug <text:span text:style-name="T9"></text:span>)</text:p>
        </text:list-item>
        <text:list-item>
          <text:p text:style-name="P33">corrected the map deallocation bug (thanks to Mike Nordell)</text:p>
        </text:list-item>
        <text:list-item>
          <text:p text:style-name="P33">corrected a weapon reload bug (while testing infantry script lib) – the unit fired continuously without taking into account the weapon reload time</text:p>
        </text:list-item>
        <text:list-item>
          <text:p text:style-name="P33">fixed some memory leaks</text:p>
        </text:list-item>
      </text:list>
      <text:p text:style-name="Standard"/>
      <text:p text:style-name="Standard">Known bugs:</text:p>
      <text:list text:style-name="WW8Num30">
        <text:list-item>
          <text:p text:style-name="P34">Map Editor: changing battle group id doesn’t notify units in that battle group</text:p>
        </text:list-item>
        <text:list-item>
          <text:p text:style-name="P34">you may cause a unit to suicide using “suppress fire” in its cell (not quite a bug though, just “shoot yourself in the foot” situation <text:span text:style-name="T9"></text:span>)</text:p>
        </text:list-item>
      </text:list>
      <text:p text:style-name="P10"/>
      <text:list xml:id="list142139333177810" text:continue-list="list142138580968588" text:style-name="WW8Num14">
        <text:list-item>
          <text:list>
            <text:list-item>
              <text:h text:style-name="P9" text:outline-level="3" loext:marker-style-name="T4"><text:bookmark-start text:name="__RefHeading___Toc102807208"/>The Road Ahead (ToDo)<text:bookmark-end text:name="__RefHeading___Toc102807208"/></text:h>
            </text:list-item>
          </text:list>
        </text:list-item>
      </text:list>
      <text:p text:style-name="Standard">A minor release numbered 0.8.6 will be released mid-march 2002. It will include the following features:</text:p>
      <text:list text:style-name="WW8Num43">
        <text:list-item>
          <text:p text:style-name="P35">more types of ground (water)</text:p>
        </text:list-item>
        <text:list-item>
          <text:p text:style-name="P35">infantry script to deal ground types</text:p>
        </text:list-item>
        <text:list-item>
          <text:p text:style-name="P35">MSVC project to compile the sources</text:p>
        </text:list-item>
      </text:list>
      <text:p text:style-name="Standard"/>
      <text:p text:style-name="Standard">The next major release will be 0.9.0 and is planned for april 2002. A wish-list for this version is dumped below:</text:p>
      <text:list text:continue-list="list1344121457" text:style-name="WW8Num44">
        <text:list-item>
          <text:p text:style-name="P29">vehicles (tanks, recons, transport, artillery)</text:p>
        </text:list-item>
        <text:list-item>
          <text:p text:style-name="P29">aircrafts (fixed and rotary wing, dropships, starships)</text:p>
        </text:list-item>
        <text:list-item>
          <text:p text:style-name="P29">realistic missiles trajectories (that takes into account map heights)</text:p>
        </text:list-item>
        <text:list-item>
          <text:p text:style-name="P29">true unit line of sight(that takes into account map heights)</text:p>
        </text:list-item>
        <text:list-item>
          <text:p text:style-name="P29">enhanced stimulus (e.g. infrared and UV rays)</text:p>
        </text:list-item>
        <text:list-item>
          <text:p text:style-name="P29">realistic sound propagation</text:p>
        </text:list-item>
      </text:list>
      <text:p text:style-name="P10"/>
      <text:list text:continue-list="list142139333177810" text:style-name="WW8Num14">
        <text:list-item>
          <text:h text:style-name="Heading_20_2" text:outline-level="2"><text:bookmark-start text:name="__RefHeading___Toc102807209"/><text:soft-page-break/>Version 0.8.0<text:bookmark-end text:name="__RefHeading___Toc102807209"/></text:h>
          <text:list>
            <text:list-item>
              <text:h text:style-name="Heading_20_3" text:outline-level="3"><text:bookmark-start text:name="__RefHeading___Toc102807210"/>History<text:bookmark-end text:name="__RefHeading___Toc102807210"/></text:h>
            </text:list-item>
          </text:list>
        </text:list-item>
      </text:list>
      <text:p text:style-name="Standard">This version was developed between november, 18<text:span text:style-name="T5">th</text:span> 2001 and january, 15<text:span text:style-name="T5">th</text:span> 2002. A pre-release was out around 18<text:span text:style-name="T5">th</text:span> December 2001, but it did not went public. I know the “release early, release often” open source credo, but I do not have internet at home and I have to “carry” the sources from my home to my office.</text:p>
      <text:p text:style-name="Standard"/>
      <text:p text:style-name="Standard">First, the AI concept/model I had in mind turned from a fixed-hardcoded C++ state machine and hardcoded mission events/actions to a script-based approach. Of course, one may think it was stupid to even try to conceive AI outside scripts but hell, these were the initial specifications I did back in 1998.</text:p>
      <text:p text:style-name="Standard"/>
      <text:p text:style-name="Standard">So I had to go out hunting a script language and I soon stumbled upon CSL (C Script Language), a nice opensource script language developed and maintained by Peter Koch (you may find the CSL project page at <text:a xlink:type="simple" xlink:href="http://csl.sourceforge.net/" text:style-name="Internet_20_link" text:visited-style-name="Visited_20_Internet_20_Link"><text:span text:style-name="Internet_20_link">http://csl.sourceforge.net</text:span></text:a> ). So a modification phase followed, in which I removed unnecessary features of the script (like libraries stored in dll’s and others like this). The result is a MiniCsl <text:span text:style-name="T9"></text:span><text:span text:style-name="T1">, which will be included in the game programming library provided with the PPTactical sources.</text:span></text:p>
      <text:p text:style-name="P7"/>
      <text:p text:style-name="P7">Then followed a conceptual phase, in which some older and obsolete concepts of the engine went out and several new concepts appeared (like battle groups and politics). Then an implementation phase followed, in which the concepts were implemented in map editor and engine.</text:p>
      <text:p text:style-name="P7"/>
      <text:p text:style-name="P7">Right now, the engine looks like I wanted (and needed) back in july 2000.</text:p>
      <text:list xml:id="list142139705280911" text:continue-numbering="true" text:style-name="WW8Num14">
        <text:list-item>
          <text:list>
            <text:list-item>
              <text:h text:style-name="Heading_20_3" text:outline-level="3"><text:bookmark-start text:name="__RefHeading___Toc102807211"/>Changes from 0.7.1<text:bookmark-end text:name="__RefHeading___Toc102807211"/></text:h>
            </text:list-item>
          </text:list>
        </text:list-item>
      </text:list>
      <text:p text:style-name="Standard">Many functionalities were added to the engine and to the tools. A brief list of them is presented below:</text:p>
      <text:p text:style-name="Standard"/>
      <text:p text:style-name="Standard">Engine features:</text:p>
      <text:list text:style-name="WW8Num26">
        <text:list-item>
          <text:p text:style-name="P36">a script language appeared; the script language is a variety of C, with unified variables (one type variables). The script language may be used to control the mission (to handle events and take actions), for the battle groups AI and for units battlefield comportament. The whole process of editing/scripting is handled within the map editor.</text:p>
        </text:list-item>
        <text:list-item>
          <text:p text:style-name="P36">the <text:s/>concept of battle groups was introduced, replacing the enemy-owned-friendly-neutral scheme. The battle groups may be accesed and edited in the map editor</text:p>
        </text:list-item>
        <text:list-item>
          <text:p text:style-name="P36">the concept of politics appeared, defining the relations between battle groups. The politics may be accesed and edited in the map editor</text:p>
        </text:list-item>
        <text:list-item>
          <text:p text:style-name="P36">added mission control, which verifies the battle field and take actions with regard to the events </text:p>
        </text:list-item>
        <text:list-item>
          <text:p text:style-name="P36">infantry units now have script support</text:p>
        </text:list-item>
        <text:list-item>
          <text:p text:style-name="P36">added mission time counting (essential for any missions)</text:p>
        </text:list-item>
        <text:list-item>
          <text:p text:style-name="P36">the message console appeared in the engine window</text:p>
        </text:list-item>
      </text:list>
      <text:p text:style-name="Standard"/>
      <text:p text:style-name="Block_20_Text">Map editor features:</text:p>
      <text:list text:style-name="WW8Num23">
        <text:list-item>
          <text:p text:style-name="P37">battle group editing (including script editing and compilation)</text:p>
        </text:list-item>
        <text:list-item>
          <text:p text:style-name="P37">default battle groups: landscape and player</text:p>
        </text:list-item>
        <text:list-item>
          <text:p text:style-name="P37">politics editor (nice oriented graphs drawing <text:span text:style-name="T9"></text:span>)</text:p>
        </text:list-item>
        <text:list-item>
          <text:p text:style-name="P37">unit fine-tune (editing current hit points, id and script)</text:p>
        </text:list-item>
      </text:list>
      <text:p text:style-name="Standard"/>
      <text:p text:style-name="Standard">Architecture:</text:p>
      <text:list text:style-name="WW8Num20">
        <text:list-item>
          <text:p text:style-name="P38"><text:soft-page-break/>the map editor is a mess <text:span text:style-name="T9"></text:span> It was developed by mr Girba with a separate class hierarchy, so it is horrible to maintain two source codes at the same time. Probably after all functionalities of the engine will be implemented (that is, after version 1.0 will be released) the map editor will be re-written. This is why I do not recommend writing code for the map editor</text:p>
        </text:list-item>
        <text:list-item>
          <text:p text:style-name="P38">the CPPIG_Mission class received new members and gained several functionalities. Basically, handling player actions should be done in this class, but in a class derived from CPPIG_BattleGroup (a CPPIG_PlayerBattleGroup) (ENGINE)</text:p>
        </text:list-item>
        <text:list-item>
          <text:p text:style-name="P38">CPPIG_Doctrine and CPPIG_DoctrineScript classes were introduced to handle the scripts; read the header file PPIG_Doctrine.h for more informations</text:p>
        </text:list-item>
        <text:list-item>
          <text:p text:style-name="P38">CPPIG_MissionControl was introduced to handle the events on a battle field through a script and take actions </text:p>
        </text:list-item>
        <text:list-item>
          <text:p text:style-name="P38">CPPIG_BattleGroup class was introduced to closely model grouping of units on a battlefield; this class also handles what is currently known as AI (ENGINE)</text:p>
        </text:list-item>
        <text:list-item>
          <text:p text:style-name="P38">CPPIG_Politics class was introduced to handle relations between battle groups (ENGINE)</text:p>
        </text:list-item>
      </text:list>
      <text:list text:continue-list="list142139705280911" text:style-name="WW8Num14">
        <text:list-item>
          <text:list>
            <text:list-item>
              <text:h text:style-name="Heading_20_3" text:outline-level="3"><text:bookmark-start text:name="__RefHeading___Toc102807212"/>System Requirements<text:bookmark-end text:name="__RefHeading___Toc102807212"/></text:h>
            </text:list-item>
          </text:list>
        </text:list-item>
      </text:list>
      <text:p text:style-name="Standard">The system requirements are same as for previous versions.</text:p>
      <text:list xml:id="list142137668460075" text:continue-numbering="true" text:style-name="WW8Num14">
        <text:list-item>
          <text:list>
            <text:list-item>
              <text:h text:style-name="Heading_20_3" text:outline-level="3"><text:bookmark-start text:name="__RefHeading___Toc102807213"/>Known Bugs<text:bookmark-end text:name="__RefHeading___Toc102807213"/></text:h>
            </text:list-item>
          </text:list>
        </text:list-item>
      </text:list>
      <text:list xml:id="list1026151929" text:style-name="WW8Num38">
        <text:list-item>
          <text:p text:style-name="P39">moving in formation take into account dead units in the selection</text:p>
        </text:list-item>
        <text:list-item>
          <text:p text:style-name="P39">attacking a moving unit doesn’t work as it should</text:p>
        </text:list-item>
        <text:list-item>
          <text:p text:style-name="P39">the missiles and lasers still fail to align to the trajectory</text:p>
        </text:list-item>
        <text:list-item>
          <text:p text:style-name="P39">there is a nasty deallocation bug (luckily it happens only when the program exits) – you may find this bug in CIGMap::~CIGMap() and CIGMission::~CIGMission() (it cannot deallocate the map for some reasons)</text:p>
        </text:list-item>
        <text:list-item>
          <text:p text:style-name="P39">occasionally, the program will exit with an error “Program exit abnormally” (because of the deallocation error above)</text:p>
        </text:list-item>
        <text:list-item>
          <text:p text:style-name="P39">the map editor has several bugs related to DirectX, but it still does the job</text:p>
        </text:list-item>
        <text:list-item>
          <text:p text:style-name="P39">taking screenshots (F11 key) feature was disabled</text:p>
        </text:list-item>
      </text:list>
      <text:list xml:id="list142139232561064" text:continue-list="list142137668460075" text:style-name="WW8Num14">
        <text:list-item>
          <text:list>
            <text:list-item>
              <text:h text:style-name="P9" text:outline-level="3" loext:marker-style-name="T4"><text:bookmark-start text:name="__RefHeading___Toc102807214"/>The Road Ahead (ToDo)<text:bookmark-end text:name="__RefHeading___Toc102807214"/></text:h>
            </text:list-item>
          </text:list>
        </text:list-item>
      </text:list>
      <text:p text:style-name="Standard">The next release will be 0.8.5 and is planned for release at the end of january 2002. The feature list for the next release includes:</text:p>
      <text:list text:style-name="WW8Num32">
        <text:list-item>
          <text:p text:style-name="P40">fog of war in both Starcraft and C&amp;C style</text:p>
        </text:list-item>
        <text:list-item>
          <text:p text:style-name="P40">water and impassable ground</text:p>
        </text:list-item>
        <text:list-item>
          <text:p text:style-name="P40">new and improved unit actions</text:p>
        </text:list-item>
        <text:list-item>
          <text:p text:style-name="P40">better script handling</text:p>
        </text:list-item>
        <text:list-item>
          <text:p text:style-name="P40">additions to script libraries and improved AI</text:p>
        </text:list-item>
        <text:list-item>
          <text:p text:style-name="P40">more missions to play <text:span text:style-name="T9"></text:span></text:p>
        </text:list-item>
      </text:list>
      <text:p text:style-name="Standard"/>
      <text:p text:style-name="Standard">For a complete task list, you may want to check out the project site at <text:a xlink:type="simple" xlink:href="http://sourceforge.net/projects/pptactical" text:style-name="Internet_20_link" text:visited-style-name="Visited_20_Internet_20_Link"><text:span text:style-name="Internet_20_link">http://sourceforge.net/projects/pptactical</text:span></text:a> </text:p>
      <text:p text:style-name="Standard"/>
      <text:list text:continue-list="list142139232561064" text:style-name="WW8Num14">
        <text:list-item>
          <text:h text:style-name="Heading_20_2" text:outline-level="2"><text:bookmark-start text:name="__RefHeading___Toc102807215"/>Version 0.7.1<text:bookmark-end text:name="__RefHeading___Toc102807215"/></text:h>
          <text:list>
            <text:list-item>
              <text:h text:style-name="Heading_20_3" text:outline-level="3"><text:bookmark-start text:name="__RefHeading___Toc102807216"/>History<text:bookmark-end text:name="__RefHeading___Toc102807216"/></text:h>
            </text:list-item>
          </text:list>
        </text:list-item>
      </text:list>
      <text:p text:style-name="Standard">During july 2000 and september 2001, there was little or no work done to the previous version I called “0.7.0”. In september 2001 I realised that mr Girba is not going to ever finish the engine, so I decided to take over his code, modifiy it and release it as open source, hoping that it will be finished one day.</text:p>
      <text:p text:style-name="Standard"><text:soft-page-break/></text:p>
      <text:p text:style-name="Standard">The Pure Power Tactical Engine project was registered at SourceForge as open source at the beginning of october 2000. The first public release was done in november 2001.</text:p>
      <text:list xml:id="list142139220576112" text:continue-numbering="true" text:style-name="WW8Num14">
        <text:list-item>
          <text:list>
            <text:list-item>
              <text:h text:style-name="Heading_20_3" text:outline-level="3"><text:bookmark-start text:name="__RefHeading___Toc102807217"/>Changes from 0.7.0<text:bookmark-end text:name="__RefHeading___Toc102807217"/></text:h>
            </text:list-item>
          </text:list>
        </text:list-item>
      </text:list>
      <text:p text:style-name="Standard">This version is functionally the same as 0.7.0; it has been heavily modified with regards to basic data types, the layout of the project and takes some important steps ahead to gain compiler independence.</text:p>
      <text:p text:style-name="Standard"/>
      <text:p text:style-name="Standard">Architecture:</text:p>
      <text:list text:style-name="WW8Num15">
        <text:list-item>
          <text:p text:style-name="P41">except for callbacks (__closure, specific keyword of C++Builder), the project is no more dependent of C++Builder</text:p>
        </text:list-item>
        <text:list-item>
          <text:p text:style-name="P41">tested CPList ($(SRC_DIR)/Common/Klist.h) and made this type the basic pointer list used through the engine (previously it was used Tlist, a type of C++Builder)</text:p>
        </text:list-item>
        <text:list-item>
          <text:p text:style-name="P41">project folder layout was changed</text:p>
        </text:list-item>
        <text:list-item>
          <text:p text:style-name="P41">the engine can now compile as a VCL free project (Win32 application); in $(SRC_DIR/Engine you may find the two projects (PPEngine.bpr and PPEngine_Win.bpr)</text:p>
        </text:list-item>
        <text:list-item>
          <text:p text:style-name="P41">the sprites are now loaded from files using Gload classes ($(SRC_DIR)/Common/Gload)</text:p>
        </text:list-item>
        <text:list-item>
          <text:p text:style-name="P41">support for DirectX8 (that is, linked with DirectX8 libs)</text:p>
        </text:list-item>
      </text:list>
      <text:p text:style-name="Standard"/>
      <text:p text:style-name="Standard">Features:</text:p>
      <text:list text:style-name="WW8Num42">
        <text:list-item>
          <text:p text:style-name="P42">no features were added</text:p>
        </text:list-item>
      </text:list>
      <text:p text:style-name="Standard"/>
      <text:list text:continue-list="list142139220576112" text:style-name="WW8Num14">
        <text:list-item>
          <text:list>
            <text:list-item>
              <text:h text:style-name="Heading_20_3" text:outline-level="3"><text:bookmark-start text:name="__RefHeading___Toc102807218"/>System Requirements<text:bookmark-end text:name="__RefHeading___Toc102807218"/></text:h>
            </text:list-item>
          </text:list>
        </text:list-item>
      </text:list>
      <text:p text:style-name="Standard">The system requirements are same as for version 0.7.0.</text:p>
      <text:list xml:id="list142138501610595" text:continue-numbering="true" text:style-name="WW8Num14">
        <text:list-item>
          <text:list>
            <text:list-item>
              <text:h text:style-name="Heading_20_3" text:outline-level="3"><text:bookmark-start text:name="__RefHeading___Toc102807219"/>Known Bugs<text:bookmark-end text:name="__RefHeading___Toc102807219"/></text:h>
            </text:list-item>
          </text:list>
        </text:list-item>
      </text:list>
      <text:list text:continue-list="list1026151929" text:style-name="WW8Num38">
        <text:list-item>
          <text:p text:style-name="P39">the missiles and lasers still fail to align to the trajectory</text:p>
        </text:list-item>
        <text:list-item>
          <text:p text:style-name="P39">there is a nasty deallocation bug (luckily it happens only when the program exits) – you may find this bug in CIGMap::~CIGMap() and CIGMission::~CIGMission() (it cannot deallocate the map for some reasons)</text:p>
        </text:list-item>
        <text:list-item>
          <text:p text:style-name="P39">occasionally, the program will exit with an error “Program exit abnormally” or so (probably is has to do with the map deallocation above)</text:p>
        </text:list-item>
        <text:list-item>
          <text:p text:style-name="P39">the map editor has several bugs related to DirectX, but it still does the job</text:p>
        </text:list-item>
        <text:list-item>
          <text:p text:style-name="P39">the map editor pops some message when you try to save a map; work-around: use “Save as” instead</text:p>
        </text:list-item>
        <text:list-item>
          <text:p text:style-name="P39">taking screenshots (F11 key) feature was disabled</text:p>
        </text:list-item>
      </text:list>
      <text:list text:continue-list="list142138501610595" text:style-name="WW8Num14">
        <text:list-item>
          <text:list>
            <text:list-item>
              <text:h text:style-name="P9" text:outline-level="3" loext:marker-style-name="T4"><text:bookmark-start text:name="__RefHeading___Toc102807220"/>The Road Ahead (ToDo)<text:bookmark-end text:name="__RefHeading___Toc102807220"/></text:h>
            </text:list-item>
          </text:list>
        </text:list-item>
      </text:list>
      <text:p text:style-name="Standard">The next big release is planned for january 2002 and it will feature battle command AI, unit AI, vehicles and aerotech. It is unlikely that I will release any minor versions in between, but who knows.</text:p>
      <text:p text:style-name="Standard"/>
      <text:p text:style-name="Standard">The next sub-chapters will detail the todo list for the next version.</text:p>
      <text:list text:continue-numbering="true" text:style-name="WW8Num14">
        <text:list-item>
          <text:list>
            <text:list-item>
              <text:list>
                <text:list-item>
                  <text:h text:style-name="Heading_20_4" text:outline-level="4"><text:bookmark-start text:name="__RefHeading___Toc102807221"/>Units<text:bookmark-end text:name="__RefHeading___Toc102807221"/></text:h>
                </text:list-item>
              </text:list>
            </text:list-item>
          </text:list>
        </text:list-item>
      </text:list>
      <text:p text:style-name="Standard">Implement vehicles of the types you may find in $(SRC_DIR)/Common/Universe/VehicleX.h. That is tank, recon, transport, artillery and aerotech. </text:p>
      <text:p text:style-name="Standard"/>
      <text:p text:style-name="Standard">For each of these vehicles create a file in $(SRC_DIR)/Engine/Engine named PPIG_ObjName (name is tank, transporter, artillery, recon and aerotech). In each of the files create a class called CPIGObjName (e.g. CPIGObjTank) and derive it from CPIGObjGroundUnit. Now <text:soft-page-break/>implement their comportament on the battle field according to the PPT Engine Specs document.</text:p>
      <text:p text:style-name="Standard"/>
      <text:p text:style-name="Standard">For the aerotech, first create a class called CPIGObjAirUnit, derived from CPIGObjReal, then derive from it CPIGObjAirFixedWing, CPIGObjMobileWing and CPIGObjDropship. Implement their comportament according to the PPT Engine Specs document.</text:p>
      <text:list text:continue-numbering="true" text:style-name="WW8Num14">
        <text:list-item>
          <text:list>
            <text:list-item>
              <text:list>
                <text:list-item>
                  <text:h text:style-name="Heading_20_4" text:outline-level="4"><text:bookmark-start text:name="__RefHeading___Toc102807222"/>Editing units in the map<text:bookmark-end text:name="__RefHeading___Toc102807222"/></text:h>
                </text:list-item>
              </text:list>
            </text:list-item>
          </text:list>
        </text:list-item>
      </text:list>
      <text:p text:style-name="Standard">The Map Editor must be added the feature of dropping units on the map. In the object tab, a new tab must appear, called units and the droping to the map must be done similar with that of infantry.</text:p>
      <text:p text:style-name="Standard"/>
      <text:p text:style-name="Standard">For the moment, do not add suport for droping air units to the map. </text:p>
      <text:list text:continue-numbering="true" text:style-name="WW8Num14">
        <text:list-item>
          <text:list>
            <text:list-item>
              <text:list>
                <text:list-item>
                  <text:h text:style-name="Heading_20_4" text:outline-level="4"><text:bookmark-start text:name="__RefHeading___Toc102807223"/>Firing weapons<text:bookmark-end text:name="__RefHeading___Toc102807223"/></text:h>
                </text:list-item>
              </text:list>
            </text:list-item>
          </text:list>
        </text:list-item>
      </text:list>
      <text:p text:style-name="Standard">Consider the height of the terrain when firing a weapon. Implement a realistic projectile <text:s text:c="2"/>trajectory and make the projectile impact with obstacles (terrain that stands in the way of the projectile).</text:p>
      <text:list text:continue-numbering="true" text:style-name="WW8Num14">
        <text:list-item>
          <text:list>
            <text:list-item>
              <text:list>
                <text:list-item>
                  <text:h text:style-name="Heading_20_4" text:outline-level="4"><text:bookmark-start text:name="__RefHeading___Toc102807224"/>Fog of war<text:bookmark-end text:name="__RefHeading___Toc102807224"/></text:h>
                </text:list-item>
              </text:list>
            </text:list-item>
          </text:list>
        </text:list-item>
      </text:list>
      <text:p text:style-name="Standard">Implement and represent the fog of war when drawing the battle field. Take care that an unit visibility range is influenced by the height of the terrain.</text:p>
      <text:list text:continue-numbering="true" text:style-name="WW8Num14">
        <text:list-item>
          <text:list>
            <text:list-item>
              <text:list>
                <text:list-item>
                  <text:h text:style-name="Heading_20_4" text:outline-level="4"><text:bookmark-start text:name="__RefHeading___Toc102807225"/>Unit actions<text:bookmark-end text:name="__RefHeading___Toc102807225"/></text:h>
                </text:list-item>
              </text:list>
            </text:list-item>
          </text:list>
        </text:list-item>
      </text:list>
      <text:p text:style-name="Standard">Add and implement an action called TakeCover for a infantry unit. This action should have a button in the battle gui. This action should make the unit annalyze the terrain and find a suitable cover near it (a tree, a rock, a bush).</text:p>
      <text:p text:style-name="Standard"/>
      <text:p text:style-name="Standard">Right now, a unit only verifies if the target to fire is in range. </text:p>
      <text:p text:style-name="Standard"/>
      <text:p text:style-name="Standard"><text:span text:style-name="T4">Make a unit first verify if the target is visible before firing</text:span>. Choose the firing position according to the range and visibility of the target.</text:p>
      <text:list text:continue-numbering="true" text:style-name="WW8Num14">
        <text:list-item>
          <text:list>
            <text:list-item>
              <text:list>
                <text:list-item>
                  <text:h text:style-name="Heading_20_4" text:outline-level="4"><text:bookmark-start text:name="__RefHeading___Toc102807226"/>Mission Control<text:bookmark-end text:name="__RefHeading___Toc102807226"/></text:h>
                </text:list-item>
              </text:list>
            </text:list-item>
          </text:list>
        </text:list-item>
      </text:list>
      <text:p text:style-name="Standard">The battle command AI deals with verifying events and setting up actions according to these events. This is falsely called AI, but for conveniece let it be so. For a list of events and actions that are accepted, see the PPT Engine Specs document.</text:p>
      <text:p text:style-name="Standard">This will be done using a script language that has the capability of calling methods of C++ as callbacks. A first choice would be Lua, the second Python and the third would be implementing a Pascal-like script language (no pointers).</text:p>
      <text:p text:style-name="Standard"/>
      <text:p text:style-name="Standard">This script will be run by a class called CPIGBattleCommand, which will have a pointer instance in the private section of the CPIGMission class. The constructor of this class will receive a pointer to the map the CPIGMission has (mMap). Then, this class will have an Update method which will be called by the CPIGMission::Update and this method (CPIGBattleCommand::Update) will run the script and interpret the results.</text:p>
      <text:p text:style-name="Standard"/>
      <text:p text:style-name="Standard">This is why a script language capable of calling C++ methods is needed – to interface with the engine. </text:p>
      <text:p text:style-name="Standard"/>
      <text:p text:style-name="Standard">This class will also track the mission time in seconds in its Update method. The mission time will be available in the script as a function called MissionTime(). </text:p>
      <text:p text:style-name="Standard"/>
      <text:p text:style-name="Standard"><text:soft-page-break/>Add to PP_MapData.h a struct to hold this script. Add to MapEditor in the Mission menu the option to edit the Battle Command script.</text:p>
      <text:list text:continue-numbering="true" text:style-name="WW8Num14">
        <text:list-item>
          <text:list>
            <text:list-item>
              <text:list>
                <text:list-item>
                  <text:h text:style-name="Heading_20_4" text:outline-level="4"><text:bookmark-start text:name="__RefHeading___Toc102807227"/>AI Units id and batttle group id<text:bookmark-end text:name="__RefHeading___Toc102807227"/></text:h>
                </text:list-item>
              </text:list>
            </text:list-item>
          </text:list>
        </text:list-item>
      </text:list>
      <text:p text:style-name="Standard">Add a field to AIUnits structures (unifiedinfantry, unified vehicle) that identify the battle group a unit (infantry, vehicle or air) is part of and another that identify its id.</text:p>
      <text:p text:style-name="Standard"/>
      <text:p text:style-name="Standard">Look in the $SRC_DIR/Common/AIUnits.h and commit this modification. </text:p>
      <text:p text:style-name="Standard"/>
      <text:p text:style-name="Standard">Make these ids editable in the Units Editor.</text:p>
      <text:p text:style-name="Standard"/>
      <text:list text:continue-numbering="true" text:style-name="WW8Num14">
        <text:list-item>
          <text:list>
            <text:list-item>
              <text:list>
                <text:list-item>
                  <text:h text:style-name="Heading_20_4" text:outline-level="4"><text:bookmark-start text:name="__RefHeading___Toc102807228"/>Battle Groups AI<text:bookmark-end text:name="__RefHeading___Toc102807228"/></text:h>
                </text:list-item>
              </text:list>
            </text:list-item>
          </text:list>
        </text:list-item>
      </text:list>
      <text:p text:style-name="Standard">Add to $SRC_DIR/Common/PP_MapData.h a struct that contains battle group data: id, <text:s/>description, status (active, inactive) and script.</text:p>
      <text:p text:style-name="Standard"/>
      <text:p text:style-name="Standard">Add to the Mission Menu of the MapEditor an option to edit the Battle Groups struct. This should start a form in which one may add, remove and modify a battle group (id, status, script <text:s/>and description).</text:p>
      <text:p text:style-name="Standard"/>
      <text:p text:style-name="Standard">A Battle Group should have a class in a file in $SRC_DIR/Engine/Engine called CPIGBattleGroup. The battle group must be constructed with a pointer to the map and to all units in the map and should have a method called Update. Upon initialization, the class will fill a list with its own units from the units list it received.</text:p>
      <text:p text:style-name="Standard"/>
      <text:p text:style-name="Standard">The Battle Groups will be combined in a CPIGBattleGroupList class, in a file in $SRC_DIR/Engine/Engine. This class will also receive upon construction a pointer to a map and to all units in the map. <text:s/></text:p>
      <text:p text:style-name="Standard"/>
      <text:p text:style-name="Standard">The class CPIGMission will have an instace pointer member of the class CPIGBattleGroupList. The CPIGMIssion class will new it and it will call CPIGBattleGroupList::Update method.</text:p>
      <text:p text:style-name="Standard"/>
      <text:p text:style-name="Standard">CPIGBattleGroupList::Update method will scan all the battle group it contains and will further call CPIGBattleGroup::Update.</text:p>
      <text:p text:style-name="Standard"/>
      <text:p text:style-name="P11">The discussion on this will be continued.</text:p>
      <text:list text:continue-numbering="true" text:style-name="WW8Num14">
        <text:list-item>
          <text:list>
            <text:list-item>
              <text:list>
                <text:list-item>
                  <text:h text:style-name="Heading_20_4" text:outline-level="4"><text:bookmark-start text:name="__RefHeading___Toc102807229"/>Fonts<text:bookmark-end text:name="__RefHeading___Toc102807229"/></text:h>
                </text:list-item>
              </text:list>
            </text:list-item>
          </text:list>
        </text:list-item>
      </text:list>
      <text:p text:style-name="Standard">Make a base class for font rendering. From this base class will be derived a class to render bitmap fonts (from a sprite) and a class to render TrueType fonts.</text:p>
      <text:p text:style-name="Standard"/>
      <text:p text:style-name="Standard">Integrate with PPEngine rendering of fonts using the FreeType library (can be found at <text:a xlink:type="simple" xlink:href="http://www.freetype.org/" text:style-name="Internet_20_link" text:visited-style-name="Visited_20_Internet_20_Link"><text:span text:style-name="Internet_20_link">http://www.freetype.org</text:span></text:a> ). Don’t bother to integrate other fonts than TrueType, because it doesn’t worth the effort.</text:p>
      <text:p text:style-name="Standard"/>
      <text:p text:style-name="Standard">This feature has a low priority.</text:p>
      <text:list text:continue-numbering="true" text:style-name="WW8Num14">
        <text:list-item>
          <text:list>
            <text:list-item>
              <text:list>
                <text:list-item>
                  <text:h text:style-name="Heading_20_4" text:outline-level="4"><text:bookmark-start text:name="__RefHeading___Toc102807230"/>Rendering<text:bookmark-end text:name="__RefHeading___Toc102807230"/></text:h>
                </text:list-item>
              </text:list>
            </text:list-item>
          </text:list>
        </text:list-item>
      </text:list>
      <text:p text:style-name="Standard">Will try to make a CPGIGraphicSystem class that will render with GDI and OpenGL. To do this, first an abstraction of the surface concept must be created - a base class. Then, classes that manage GDI, DirectX and OpenGL will be derived from the base class.</text:p>
      <text:p text:style-name="Standard"/>
      <text:p text:style-name="Standard">This feature has low priority.</text:p>
      <text:p text:style-name="P10"><text:soft-page-break/></text:p>
      <text:list text:continue-numbering="true" text:style-name="WW8Num14">
        <text:list-item>
          <text:h text:style-name="Heading_20_2" text:outline-level="2"><text:bookmark-start text:name="__RefHeading___Toc102807231"/>Version 0.7.0<text:bookmark-end text:name="__RefHeading___Toc102807231"/></text:h>
          <text:list>
            <text:list-item>
              <text:h text:style-name="Heading_20_3" text:outline-level="3"><text:bookmark-start text:name="__RefHeading___Toc102807232"/>History<text:bookmark-end text:name="__RefHeading___Toc102807232"/></text:h>
            </text:list-item>
          </text:list>
        </text:list-item>
      </text:list>
      <text:p text:style-name="Standard">This version of the tactical engine was released in july 2000 as part of the a real-time tactics game called “Pure Power”. To be more precise, it was not quite a game, as it was not even a technological demo. It was, more likely, a declaration of intent, just to say the world – “Hello, we exist!” This version, delivered with “Pure Power” was entirely developed and maintained by mr Doru Girba, by that time programmer for Piron group.</text:p>
      <text:p text:style-name="Standard"/>
      <text:p text:style-name="Standard">That version was stable and tested, but it lacks a lot of features. The way it was, it resembled a framework on that to base the future work of the tactical engine.</text:p>
      <text:list xml:id="list142137965889762" text:continue-numbering="true" text:style-name="WW8Num14">
        <text:list-item>
          <text:list>
            <text:list-item>
              <text:h text:style-name="Heading_20_3" text:outline-level="3"><text:bookmark-start text:name="__RefHeading___Toc102807233"/>Features<text:bookmark-end text:name="__RefHeading___Toc102807233"/></text:h>
            </text:list-item>
          </text:list>
        </text:list-item>
      </text:list>
      <text:p text:style-name="Standard">What it has:</text:p>
      <text:list text:style-name="WW8Num21">
        <text:list-item>
          <text:p text:style-name="P43">2D engine, suitable for tactical/strategy type of games (real time mainly, but can support turn based)</text:p>
        </text:list-item>
        <text:list-item>
          <text:p text:style-name="P43">heights</text:p>
        </text:list-item>
        <text:list-item>
          <text:p text:style-name="P43">cold maps for buildings</text:p>
        </text:list-item>
        <text:list-item>
          <text:p text:style-name="P43">support for infantry</text:p>
        </text:list-item>
        <text:list-item>
          <text:p text:style-name="P43">support for buildings</text:p>
        </text:list-item>
        <text:list-item>
          <text:p text:style-name="P43">flexible arhitecture</text:p>
        </text:list-item>
        <text:list-item>
          <text:p text:style-name="P43">map editors and other editors</text:p>
        </text:list-item>
        <text:list-item>
          <text:p text:style-name="P43">can load various image file formats (as bmp, pcx, sgi <text:span text:style-name="T9"></text:span>)</text:p>
        </text:list-item>
        <text:list-item>
          <text:p text:style-name="P43">can load various audio file formats (wav, au, snd, voc, raw <text:span text:style-name="T9"></text:span>)</text:p>
        </text:list-item>
        <text:list-item>
          <text:p text:style-name="P43">spatial sound <text:span text:style-name="T9"></text:span></text:p>
        </text:list-item>
        <text:list-item>
          <text:p text:style-name="P43">compiles only with Borland/Inprise C++Builder</text:p>
        </text:list-item>
        <text:list-item>
          <text:p text:style-name="P43">DirectX7 support only</text:p>
        </text:list-item>
      </text:list>
      <text:p text:style-name="Standard"/>
      <text:p text:style-name="Standard">What it has not:</text:p>
      <text:list text:continue-numbering="true" text:style-name="WW8Num21">
        <text:list-item>
          <text:p text:style-name="P43">fog of war</text:p>
        </text:list-item>
        <text:list-item>
          <text:p text:style-name="P43">vehicles support</text:p>
        </text:list-item>
        <text:list-item>
          <text:p text:style-name="P43">aerotech support</text:p>
        </text:list-item>
        <text:list-item>
          <text:p text:style-name="P43">AI (battle command, unit)</text:p>
        </text:list-item>
      </text:list>
      <text:list xml:id="list142138157201725" text:continue-list="list142137965889762" text:style-name="WW8Num14">
        <text:list-item>
          <text:list>
            <text:list-item>
              <text:h text:style-name="Heading_20_3" text:outline-level="3"><text:bookmark-start text:name="__RefHeading___Toc102807234"/>System requirements:<text:bookmark-end text:name="__RefHeading___Toc102807234"/></text:h>
            </text:list-item>
          </text:list>
        </text:list-item>
      </text:list>
      <text:p text:style-name="Standard">The minimum system requirements for 0.7.0 are:</text:p>
      <text:list text:continue-list="list142139269144035" text:style-name="WW8Num37">
        <text:list-item>
          <text:p text:style-name="P23">PII/K6-2 at minimum 300Mhz</text:p>
        </text:list-item>
        <text:list-item>
          <text:p text:style-name="P23">64Mb RAM</text:p>
        </text:list-item>
        <text:list-item>
          <text:p text:style-name="P23">4Mb video memory</text:p>
        </text:list-item>
        <text:list-item>
          <text:p text:style-name="P23">mouse <text:span text:style-name="T9"></text:span></text:p>
        </text:list-item>
      </text:list>
      <text:list text:continue-list="list142138157201725" text:style-name="WW8Num14">
        <text:list-item>
          <text:list>
            <text:list-item>
              <text:h text:style-name="Heading_20_3" text:outline-level="3"><text:bookmark-start text:name="__RefHeading___Toc102807235"/>Known Bugs<text:bookmark-end text:name="__RefHeading___Toc102807235"/></text:h>
            </text:list-item>
          </text:list>
        </text:list-item>
      </text:list>
      <text:list text:style-name="WW8Num17">
        <text:list-item>
          <text:p text:style-name="P44">missiles weapons do not correctly align to a trajectory</text:p>
        </text:list-item>
        <text:list-item>
          <text:p text:style-name="P44">laser rays do not correctly align to a trajectory</text:p>
        </text:list-item>
        <text:list-item>
          <text:p text:style-name="P44">map editor used absolute paths to save sprite files, meaning that a user should had the resources in the same folder list the creator of the map had. Weird one, huh? <text:span text:style-name="T9"></text:span></text:p>
        </text:list-item>
      </text:list>
      <text:p text:style-name="Standard"/>
      <text:p text:style-name="Standard"/>
      <text:p text:style-name="Standard"/>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4cm" fo:margin-right="0.254cm" fo:orphans="2" fo:widows="2" fo:text-indent="0cm" style:auto-text-indent="false" style:writing-mode="lr-tb"/>
      <style:text-properties style:use-window-font-color="true" loext:opacity="0%" style:font-name="Arial1"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chapter">
      <style:paragraph-properties fo:margin-top="0.423cm" fo:margin-bottom="0.106cm" style:contextual-spacing="false"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left="0.635cm" fo:margin-right="0.254cm" fo:text-indent="-0.635cm" style:auto-text-indent="false"/>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254cm" fo:margin-top="0.423cm" fo:margin-bottom="0.106cm" style:contextual-spacing="false" fo:text-indent="0cm" style:auto-text-indent="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WW8Num14" style:class="chapter">
      <style:paragraph-properties fo:margin-top="0.423cm" fo:margin-bottom="0.106cm"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list-style-name="WW8Num14" style:class="chapter">
      <style:paragraph-properties fo:margin-top="0.423cm" fo:margin-bottom="0.106cm" style:contextual-spacing="false" fo:keep-with-next="always"/>
      <style:text-properties fo:font-size="11pt" style:font-size-asian="11pt"/>
    </style:style>
    <style:style style:name="Heading_20_4" style:display-name="Heading 4" style:family="paragraph" style:parent-style-name="Standard" style:next-style-name="Standard" style:default-outline-level="4" style:list-style-name="WW8Num14" style:class="chapter">
      <style:paragraph-properties fo:margin-top="0.423cm" fo:margin-bottom="0.106cm" style:contextual-spacing="false" fo:keep-with-next="always"/>
      <style:text-properties fo:font-size="11pt" style:font-size-asian="11pt"/>
    </style:style>
    <style:style style:name="Heading_20_5" style:display-name="Heading 5" style:family="paragraph" style:parent-style-name="Standard" style:next-style-name="Standard" style:default-outline-level="5" style:list-style-name="WW8Num14" style:class="chapter">
      <style:paragraph-properties fo:margin-top="0.423cm" fo:margin-bottom="0.106cm" style:contextual-spacing="false"/>
      <style:text-properties fo:font-size="11pt" fo:font-weight="bold" style:font-size-asian="11pt" style:font-weight-asian="bold"/>
    </style:style>
    <style:style style:name="Heading_20_6" style:display-name="Heading 6" style:family="paragraph" style:parent-style-name="Standard" style:next-style-name="Standard" style:default-outline-level="6" style:list-style-name="WW8Num14" style:class="chapter">
      <style:paragraph-properties fo:margin-top="0.423cm" fo:margin-bottom="0.106cm" style: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14" style:class="chapter">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8Num14" style:class="chapter">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8Num14" style:class="chapter">
      <style:paragraph-properties fo:margin-top="0.423cm" fo:margin-bottom="0.106cm" style:contextual-spacing="false"/>
      <style:text-properties fo:font-size="9pt" fo:font-style="italic" fo:font-weight="bold" style:font-size-asian="9pt" style:font-style-asian="italic" style:font-weight-asian="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cm" fo:margin-right="0.254cm" fo:margin-top="0.212cm" fo:margin-bottom="0.212cm" style:contextual-spacing="false" fo:text-indent="0cm"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353cm" fo:margin-right="0.254cm" fo:text-indent="0cm" style:auto-text-indent="fals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06cm" fo:margin-right="0.254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058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Block_20_Text" style:display-name="Block Text" style:family="paragraph" style:parent-style-name="Standard"/>
    <style:style style:name="List_20_2" style:display-name="List 2" style:family="paragraph" style:parent-style-name="Standard" style:class="list">
      <style:paragraph-properties fo:margin-left="1.27cm" fo:margin-right="0.254cm" fo:text-indent="-0.635cm" style:auto-text-indent="false"/>
    </style:style>
    <style:style style:name="Date" style:family="paragraph" style:parent-style-name="Standard" style:next-style-name="Standard"/>
    <style:style style:name="Text_20_body_20_indent" style:display-name="Text body indent" style:family="paragraph" style:parent-style-name="Standard" style:class="text">
      <style:paragraph-properties fo:margin-left="0.635cm" fo:margin-right="0.254cm" fo:margin-top="0cm" fo:margin-bottom="0.212cm" style:contextual-spacing="false" fo:text-indent="0cm" style:auto-text-indent="false"/>
    </style:style>
    <style:style style:name="Body_20_Text_20_2" style:display-name="Body Text 2" style:family="paragraph" style:parent-style-name="Standard">
      <style:paragraph-properties fo:margin-top="0cm" fo:margin-bottom="0.212cm" style:contextual-spacing="false" fo:line-height="200%"/>
    </style:style>
    <style:style style:name="Body_20_Text_20_3" style:display-name="Body Text 3" style:family="paragraph" style:parent-style-name="Standard">
      <style:paragraph-properties fo:margin-top="0cm" fo:margin-bottom="0.212cm" style:contextual-spacing="false"/>
      <style:text-properties fo:font-size="8pt" style:font-size-asian="8pt"/>
    </style:style>
    <style:style style:name="Body_20_Text_20_First_20_Indent" style:display-name="Body Text First Indent" style:family="paragraph" style:parent-style-name="Text_20_body">
      <style:paragraph-properties fo:margin-left="0.254cm" fo:margin-right="0.254cm" fo:text-indent="0.37cm" style:auto-text-indent="false"/>
    </style:style>
    <style:style style:name="Body_20_Text_20_First_20_Indent_20_2" style:display-name="Body Text First Indent 2" style:family="paragraph" style:parent-style-name="Text_20_body_20_indent">
      <style:paragraph-properties fo:margin-left="0.635cm" fo:margin-right="0.254cm" fo:text-indent="0.37cm" style:auto-text-indent="false"/>
    </style:style>
    <style:style style:name="Body_20_Text_20_Indent_20_2" style:display-name="Body Text Indent 2" style:family="paragraph" style:parent-style-name="Standard">
      <style:paragraph-properties fo:margin-left="0.635cm" fo:margin-right="0.254cm" fo:margin-top="0cm" fo:margin-bottom="0.212cm" style: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254cm" fo:margin-top="0cm" fo:margin-bottom="0.212cm" style:contextual-spacing="false" fo:text-indent="0cm" style:auto-text-indent="false"/>
      <style:text-properties fo:font-size="8pt" style:font-size-asian="8pt"/>
    </style:style>
    <style:style style:name="Closing" style:family="paragraph" style:parent-style-name="Standard">
      <style:paragraph-properties fo:margin-left="7.62cm" fo:margin-right="0.254cm" fo:text-indent="0cm" style:auto-text-indent="false"/>
    </style:style>
    <style:style style:name="Comment_20_Text" style:display-name="Comment Text" style:family="paragraph" style:parent-style-name="Standard"/>
    <style:style style:name="Endnote" style:family="paragraph" style:parent-style-name="Standard" style:class="extra"/>
    <style:style style:name="Addressee" style:family="paragraph" style:parent-style-name="Standard" style:class="extra">
      <style:paragraph-properties fo:margin-left="5.08cm" fo:margin-right="0.254cm" fo:text-indent="0cm" style:auto-text-indent="false"/>
      <style:text-properties fo:font-size="12pt" style:font-size-asian="12pt"/>
    </style:style>
    <style:style style:name="Sender"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1" style:display-name="Index 1" style:family="paragraph" style:parent-style-name="Standard" style:next-style-name="Standard" style:class="index">
      <style:paragraph-properties fo:margin-left="0.353cm" fo:margin-right="0.254cm" fo:text-indent="-0.353cm" style:auto-text-indent="false"/>
    </style:style>
    <style:style style:name="Index_20_2" style:display-name="Index 2" style:family="paragraph" style:parent-style-name="Standard" style:next-style-name="Standard" style:class="index">
      <style:paragraph-properties fo:margin-left="0.706cm" fo:margin-right="0.254cm" fo:text-indent="-0.353cm" style:auto-text-indent="false"/>
    </style:style>
    <style:style style:name="Index_20_3" style:display-name="Index 3" style:family="paragraph" style:parent-style-name="Standard" style:next-style-name="Standard" style:class="index">
      <style:paragraph-properties fo:margin-left="1.058cm" fo:margin-right="0.254cm" fo:text-indent="-0.353cm" style:auto-text-indent="false"/>
    </style:style>
    <style:style style:name="Index_20_4" style:display-name="Index 4" style:family="paragraph" style:parent-style-name="Standard" style:next-style-name="Standard">
      <style:paragraph-properties fo:margin-left="1.411cm" fo:margin-right="0.254cm" fo:text-indent="-0.353cm" style:auto-text-indent="false"/>
    </style:style>
    <style:style style:name="Index_20_5" style:display-name="Index 5" style:family="paragraph" style:parent-style-name="Standard" style:next-style-name="Standard">
      <style:paragraph-properties fo:margin-left="1.764cm" fo:margin-right="0.254cm" fo:text-indent="-0.353cm" style:auto-text-indent="false"/>
    </style:style>
    <style:style style:name="Index_20_6" style:display-name="Index 6" style:family="paragraph" style:parent-style-name="Standard" style:next-style-name="Standard">
      <style:paragraph-properties fo:margin-left="2.117cm" fo:margin-right="0.254cm" fo:text-indent="-0.353cm" style:auto-text-indent="false"/>
    </style:style>
    <style:style style:name="Index_20_7" style:display-name="Index 7" style:family="paragraph" style:parent-style-name="Standard" style:next-style-name="Standard">
      <style:paragraph-properties fo:margin-left="2.469cm" fo:margin-right="0.254cm" fo:text-indent="-0.353cm" style:auto-text-indent="false"/>
    </style:style>
    <style:style style:name="Index_20_8" style:display-name="Index 8" style:family="paragraph" style:parent-style-name="Standard" style:next-style-name="Standard">
      <style:paragraph-properties fo:margin-left="2.822cm" fo:margin-right="0.254cm" fo:text-indent="-0.353cm" style:auto-text-indent="false"/>
    </style:style>
    <style:style style:name="Index_20_9" style:display-name="Index 9" style:family="paragraph" style:parent-style-name="Standard" style:next-style-name="Standard">
      <style:paragraph-properties fo:margin-left="3.175cm" fo:margin-right="0.254cm" fo:text-indent="-0.353cm" style:auto-text-indent="false"/>
    </style:style>
    <style:style style:name="Index_20_Heading" style:display-name="Index Heading" style:family="paragraph" style:parent-style-name="Standard" style:next-style-name="Index_20_1" style:class="index">
      <style:text-properties fo:font-weight="bold" style:font-weight-asian="bold"/>
    </style:style>
    <style:style style:name="List_20_3" style:display-name="List 3" style:family="paragraph" style:parent-style-name="Standard" style:class="list">
      <style:paragraph-properties fo:margin-left="1.905cm" fo:margin-right="0.254cm" fo:text-indent="-0.635cm" style:auto-text-indent="false"/>
    </style:style>
    <style:style style:name="List_20_4" style:display-name="List 4" style:family="paragraph" style:parent-style-name="Standard" style:class="list">
      <style:paragraph-properties fo:margin-left="2.54cm" fo:margin-right="0.254cm" fo:text-indent="-0.635cm" style:auto-text-indent="false"/>
    </style:style>
    <style:style style:name="List_20_5" style:display-name="List 5" style:family="paragraph" style:parent-style-name="Standard" style:class="list">
      <style:paragraph-properties fo:margin-left="3.175cm" fo:margin-right="0.254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254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1.27cm" fo:margin-right="0.254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905cm" fo:margin-right="0.254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2.54cm" fo:margin-right="0.254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3.175cm" fo:margin-right="0.254cm" fo:margin-top="0cm" fo:margin-bottom="0.212cm" style: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left="0.254cm" fo:margin-right="0.254cm" fo:orphans="2" fo:widows="2" fo:text-indent="0cm" style:auto-text-indent="false"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1.905cm" fo:margin-right="0.254cm" fo:text-indent="-1.905cm" style:auto-text-indent="false" fo:background-color="#cccccc" fo:padding="0.035cm" fo:border="0.74pt solid #000000" style:shadow="none"/>
      <style:text-properties fo:font-size="12pt" style:font-size-asian="12pt"/>
    </style:style>
    <style:style style:name="Normal_20_Indent" style:display-name="Normal Indent" style:family="paragraph" style:parent-style-name="Standard">
      <style:paragraph-properties fo:margin-left="1.27cm" fo:margin-right="0.254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254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style:contextual-spacing="false" fo:text-align="center" style:justify-single-word="false"/>
      <style:text-properties fo:font-size="12pt" style:font-size-asian="12pt"/>
    </style:style>
    <style:style style:name="Table_20_of_20_Authorities" style:display-name="Table of Authorities" style:family="paragraph" style:parent-style-name="Standard" style:next-style-name="Standard">
      <style:paragraph-properties fo:margin-left="0.353cm" fo:margin-right="0.254cm" fo:text-indent="-0.353cm" style:auto-text-indent="false"/>
    </style:style>
    <style:style style:name="Table_20_of_20_Figures" style:display-name="Table of Figures" style:family="paragraph" style:parent-style-name="Standard" style:next-style-name="Standard">
      <style:paragraph-properties fo:margin-left="0.706cm" fo:margin-right="0.254cm" fo:text-indent="-0.706cm" style:auto-text-indent="false"/>
    </style:style>
    <style:style style:name="TOA_20_Heading" style:display-name="TOA Heading" style:family="paragraph" style:parent-style-name="Standard" style:next-style-name="Standard">
      <style:paragraph-properties fo:margin-top="0.212cm" fo:margin-bottom="0cm" style:contextual-spacing="false"/>
      <style:text-properties fo:font-size="12pt" fo:font-weight="bold" style:font-size-asian="12pt" style:font-weight-asian="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0.889cm" fo:text-indent="-0.635cm" fo:margin-left="0.889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text:list-tab-stop-position="1.524cm" fo:text-indent="-0.635cm" fo:margin-left="1.524cm"/>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2.794cm" fo:text-indent="-0.635cm" fo:margin-left="2.794cm"/>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6.604cm" fo:text-indent="-0.635cm" fo:margin-left="6.604cm"/>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9.144cm" fo:text-indent="-0.635cm" fo:margin-left="9.144cm"/>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10.414cm" fo:text-indent="-0.635cm" fo:margin-left="10.414cm"/>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11.684cm" fo:text-indent="-0.635cm" fo:margin-left="11.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Project History, Todo and Others</dc:title>
    <meta:initial-creator>Stefan "Karg" Dicu</meta:initial-creator>
    <meta:creation-date>2015-10-19T16:44:00</meta:creation-date>
    <dc:date>2025-05-16T14:21:37.401580800</dc:date>
    <meta:print-date>2015-10-19T19:09:00</meta:print-date>
    <meta:editing-cycles>1604</meta:editing-cycles>
    <meta:editing-duration>PT18H59M39S</meta:editing-duration>
    <meta:document-statistic meta:table-count="0" meta:image-count="0" meta:object-count="0" meta:page-count="19" meta:paragraph-count="557" meta:word-count="7696" meta:character-count="45241" meta:non-whitespace-character-count="38395"/>
    <meta:generator>LibreOffice/25.2.2.2$Windows_X86_64 LibreOffice_project/7370d4be9e3cf6031a51beef54ff3bda878e3fac</meta:generator>
  </office:meta>
</office:document-meta>
</file>